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dobe Caslon Pro Bold" svg:font-family="'Adobe Caslon Pro Bol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family-generic="swiss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SimSun2" svg:font-family="SimSun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3.05cm" style:rel-column-width="21845*"/>
    </style:style>
    <style:style style:name="Tableau1.B" style:family="table-column">
      <style:table-column-properties style:column-width="6.101cm" style:rel-column-width="43690*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_5f_En-tête">
      <style:text-properties officeooo:paragraph-rsid="00459302"/>
    </style:style>
    <style:style style:name="P20" style:family="paragraph" style:parent-style-name="Standard">
      <style:text-properties officeooo:paragraph-rsid="00459302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323ae2"/>
    </style:style>
    <style:style style:name="P24" style:family="paragraph" style:parent-style-name="Header">
      <style:text-properties fo:font-size="14pt" style:font-size-asian="14pt" style:font-size-complex="14pt"/>
    </style:style>
    <style:style style:name="P2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6" style:family="paragraph" style:parent-style-name="Standard">
      <style:text-properties officeooo:paragraph-rsid="0043b5b7"/>
    </style:style>
    <style:style style:name="P27" style:family="paragraph" style:parent-style-name="_5f_Paragraphe_20_livret_20_réponse_20_élève">
      <style:paragraph-properties fo:line-height="100%" fo:text-align="start" style:justify-single-word="false"/>
      <style:text-properties fo:color="#000000" loext:opacity="100%" style:font-name="Bitstream Vera Sans2" fo:font-size="10pt" fo:font-style="normal" fo:font-weight="bold" officeooo:paragraph-rsid="003df0e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8" style:family="paragraph" style:parent-style-name="_5f_Paragraphe_20_livret_20_réponse_20_élève" style:master-page-name="">
      <style:paragraph-properties fo:line-height="100%" fo:text-align="start" style:justify-single-word="false" style:page-number="auto"/>
      <style:text-properties fo:color="#000000" loext:opacity="100%" style:font-name="Bitstream Vera Sans2" fo:font-size="10pt" fo:font-style="normal" fo:font-weight="bold" officeooo:paragraph-rsid="003df0e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_5f_Paragraphe_20_livret_20_réponse_20_élève">
      <style:text-properties officeooo:paragraph-rsid="00474aee"/>
    </style:style>
    <style:style style:name="P30" style:family="paragraph" style:parent-style-name="_5f_Paragraphe_20_livret_20_réponse_20_pointillé">
      <style:paragraph-properties fo:margin-top="0cm" fo:margin-bottom="0cm" style:contextual-spacing="false" fo:line-height="100%">
        <style:tab-stops>
          <style:tab-stop style:position="9.5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6196cd"/>
    </style:style>
    <style:style style:name="P31" style:family="paragraph" style:parent-style-name="FILET_5f_POINTILLES">
      <style:text-properties officeooo:paragraph-rsid="004849e2"/>
    </style:style>
    <style:style style:name="P32" style:family="paragraph" style:parent-style-name="Standard">
      <style:paragraph-properties fo:margin-top="0.15cm" fo:margin-bottom="0.15cm" style:contextual-spacing="false" fo:text-align="center" style:justify-single-word="false"/>
      <style:text-properties style:font-name="Bitstream Vera Sans" fo:font-size="10pt" officeooo:paragraph-rsid="006196cd"/>
    </style:style>
    <style:style style:name="P33" style:family="paragraph" style:parent-style-name="_5f_Paragraphe_20_livret_20_réponse_20_pointillé">
      <style:text-properties officeooo:paragraph-rsid="006196cd"/>
    </style:style>
    <style:style style:name="P34" style:family="paragraph" style:parent-style-name="_5f_Paragraphe_20_livret_20_réponse_20_pointillé">
      <style:paragraph-properties fo:margin-top="0cm" fo:margin-bottom="0.199cm" style:contextual-spacing="false"/>
      <style:text-properties officeooo:paragraph-rsid="0062fbd2"/>
    </style:style>
    <style:style style:name="P35" style:family="paragraph" style:parent-style-name="Standard" style:list-style-name="Num_5f_Exo">
      <style:paragraph-properties fo:text-align="center" style:justify-single-word="false"/>
      <style:text-properties officeooo:paragraph-rsid="004849e2"/>
    </style:style>
    <style:style style:name="P36" style:family="paragraph" style:parent-style-name="Table_20_Contents" style:list-style-name="liste_5f_abc">
      <style:paragraph-properties fo:text-align="justify" style:justify-single-word="false"/>
      <style:text-properties style:font-name="Bitstream Vera Sans" fo:font-size="10pt" officeooo:paragraph-rsid="00474aee"/>
    </style:style>
    <style:style style:name="P37" style:family="paragraph" style:parent-style-name="_5f_Paragraphe_20_livret" style:list-style-name="liste_5f_abc"/>
    <style:style style:name="P38" style:family="paragraph" style:parent-style-name="_5f_Paragraphe_20_livret" style:list-style-name="liste_5f_abc">
      <style:text-properties officeooo:paragraph-rsid="00618f93"/>
    </style:style>
    <style:style style:name="P39" style:family="paragraph" style:parent-style-name="_5f_Paragraphe_20_livret" style:list-style-name="liste_5f_abc">
      <style:paragraph-properties fo:margin-top="0.101cm" fo:margin-bottom="0.199cm" style:contextual-spacing="false"/>
      <style:text-properties officeooo:paragraph-rsid="0062fbd2"/>
    </style:style>
    <style:style style:name="P40" style:family="paragraph" style:parent-style-name="_5f_Paragraphe_20_livret" style:list-style-name="liste_5f_abc">
      <style:text-properties officeooo:paragraph-rsid="005eb4d1"/>
    </style:style>
    <style:style style:name="P41" style:family="paragraph" style:parent-style-name="_5f_Paragraphe_20_livret_20_" style:list-style-name="_5f_Numérotation_20_des_20_exercices_20_livrets">
      <style:paragraph-properties fo:margin-left="0cm" fo:margin-right="0cm" fo:margin-top="0cm" fo:margin-bottom="0.199cm" style:contextual-spacing="false" fo:text-indent="0cm" style:auto-text-indent="false"/>
      <style:text-properties officeooo:paragraph-rsid="002fd2c2"/>
    </style:style>
    <style:style style:name="P42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74aee"/>
    </style:style>
    <style:style style:name="P43" style:family="paragraph" style:parent-style-name="_5f_Paragraphe_20_livret_20_réponse_20_pointillé" style:list-style-name="liste_5f_abc">
      <style:text-properties officeooo:paragraph-rsid="0063cfe3"/>
    </style:style>
    <style:style style:name="P44" style:family="paragraph" style:parent-style-name="_5f_Paragraphe_20_livret_20_réponse_20_élève" style:list-style-name="liste_5f_abc">
      <style:text-properties officeooo:paragraph-rsid="00474aee"/>
    </style:style>
    <style:style style:name="P45" style:family="paragraph" style:parent-style-name="_5f_Pied_20_de_20_page" style:list-style-name="">
      <style:paragraph-properties fo:text-align="end" style:justify-single-word="false"/>
    </style:style>
    <style:style style:name="P46" style:family="paragraph" style:parent-style-name="_5f_Pied_20_de_20_page">
      <style:paragraph-properties fo:text-align="end" style:justify-single-word="false"/>
    </style:style>
    <style:style style:name="P47" style:family="paragraph" style:parent-style-name="_5f_Pied_20_de_20_page" style:list-style-name=""/>
    <style:style style:name="P4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_5f_Titre_20_d_27_exercices_20_livret" style:list-style-name="liste_5f_abc">
      <style:paragraph-properties fo:margin-top="0.199cm" fo:margin-bottom="0.199cm" style:contextual-spacing="false" fo:text-align="center" style:justify-single-word="false"/>
      <style:text-properties officeooo:paragraph-rsid="00474aee"/>
    </style:style>
    <style:style style:name="P50" style:family="paragraph" style:parent-style-name="_5f_Titre_20_d_27_exercices_20_livret_20_sans_20_titre" style:list-style-name="">
      <style:paragraph-properties fo:margin-top="0cm" fo:margin-bottom="0cm" style:contextual-spacing="false"/>
      <style:text-properties officeooo:paragraph-rsid="0052c4c2"/>
    </style:style>
    <style:style style:name="P51" style:family="paragraph" style:parent-style-name="_5f_Titre_20_d_27_exercices_20_livret_20_sans_20_titre" style:list-style-name="">
      <style:paragraph-properties fo:margin-top="0cm" fo:margin-bottom="0.199cm" style:contextual-spacing="false"/>
      <style:text-properties officeooo:paragraph-rsid="0052c4c2"/>
    </style:style>
    <style:style style:name="P52" style:family="paragraph" style:parent-style-name="_5f_Titre_20_d_27_exercices_20_livret_20_sans_20_titre" style:list-style-name="">
      <style:paragraph-properties fo:margin-top="0.499cm" fo:margin-bottom="0cm" style:contextual-spacing="false"/>
      <style:text-properties officeooo:paragraph-rsid="0052c4c2"/>
    </style:style>
    <style:style style:name="P53" style:family="paragraph" style:parent-style-name="_5f_Titre_20_d_27_exercices_20_livret_20_sans_20_titre" style:list-style-name="">
      <style:paragraph-properties fo:margin-top="0.499cm" fo:margin-bottom="0.199cm" style:contextual-spacing="false"/>
      <style:text-properties officeooo:paragraph-rsid="0052a408"/>
    </style:style>
    <style:style style:name="P54" style:family="paragraph" style:parent-style-name="_5f_Titre_20_d_27_exercices_20_livret_20_sans_20_titre" style:list-style-name="">
      <style:paragraph-properties fo:margin-top="0.801cm" fo:margin-bottom="0cm" style:contextual-spacing="false"/>
      <style:text-properties officeooo:paragraph-rsid="0053e212"/>
    </style:style>
    <style:style style:name="P55" style:family="paragraph" style:parent-style-name="_5f_Titre_20_d_27_exercices_20_livret_20_sans_20_titre" style:list-style-name="">
      <style:paragraph-properties fo:margin-top="0.499cm" fo:margin-bottom="0.199cm" style:contextual-spacing="false"/>
      <style:text-properties officeooo:paragraph-rsid="00539949"/>
    </style:style>
    <style:style style:name="P56" style:family="paragraph" style:parent-style-name="_5f_Titre_20_d_27_exercices_20_livret_20_sans_20_titre" style:list-style-name="">
      <style:paragraph-properties fo:margin-top="0cm" fo:margin-bottom="0cm" style:contextual-spacing="false" style:shadow="none"/>
      <style:text-properties officeooo:rsid="003bf2b3" officeooo:paragraph-rsid="00539949"/>
    </style:style>
    <style:style style:name="P5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25" fo:break-before="auto" fo:break-after="auto" style:shadow="none"/>
      <style:text-properties style:font-name="Bitstream Vera Sans2" fo:font-size="10pt" fo:font-style="normal" fo:font-weight="bold" officeooo:rsid="00290c92" officeooo:paragraph-rsid="002fd2c2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_5f_Titre_20_d_27_exercices_20_livret_20_sans_20_titre" style:list-style-name="Num_5f_Exo">
      <style:paragraph-properties fo:margin-top="0.199cm" fo:margin-bottom="0.199cm" style:contextual-spacing="false"/>
      <style:text-properties officeooo:paragraph-rsid="0052a408"/>
    </style:style>
    <style:style style:name="P59" style:family="paragraph" style:parent-style-name="_5f_Titre_20_d_27_exercices_20_livret_20_sans_20_titre" style:list-style-name="Num_5f_Exo">
      <style:paragraph-properties fo:margin-top="0.801cm" fo:margin-bottom="0cm" style:contextual-spacing="false"/>
      <style:text-properties officeooo:paragraph-rsid="0053e212"/>
    </style:style>
    <style:style style:name="P60" style:family="paragraph" style:parent-style-name="_5f_Titre_20_d_27_exercices_20_livret_20_sans_20_titre" style:list-style-name="Num_5f_Exo">
      <style:paragraph-properties fo:margin-top="0cm" fo:margin-bottom="0cm" style:contextual-spacing="false"/>
      <style:text-properties officeooo:paragraph-rsid="0053e212"/>
    </style:style>
    <style:style style:name="P61" style:family="paragraph" style:parent-style-name="_5f_Titre_20_d_27_exercices_20_livret_20_sans_20_titre" style:list-style-name="Num_5f_Exo">
      <style:paragraph-properties fo:margin-top="0.499cm" fo:margin-bottom="0.199cm" style:contextual-spacing="false"/>
      <style:text-properties officeooo:paragraph-rsid="00539949"/>
    </style:style>
    <style:style style:name="P62" style:family="paragraph" style:parent-style-name="_5f_Titre_20_d_27_exercices_20_livret_20_sans_20_titre" style:list-style-name="Num_5f_Exo">
      <style:paragraph-properties fo:margin-top="0.801cm" fo:margin-bottom="0.349cm" style:contextual-spacing="false"/>
      <style:text-properties officeooo:paragraph-rsid="00474aee"/>
    </style:style>
    <style:style style:name="P63" style:family="paragraph" style:parent-style-name="_5f_Titre_20_d_27_exercices_20_livret_20_sans_20_titre" style:list-style-name="Num_5f_Exo">
      <style:paragraph-properties fo:margin-top="0.499cm" fo:margin-bottom="0cm" style:contextual-spacing="false"/>
      <style:text-properties officeooo:paragraph-rsid="00474aee"/>
    </style:style>
    <style:style style:name="P64" style:family="paragraph" style:parent-style-name="_5f_Titre_20_d_27_exercices_20_livret_20_sans_20_titre" style:list-style-name="Num_5f_Exo">
      <style:text-properties officeooo:paragraph-rsid="005eb4d1"/>
    </style:style>
    <style:style style:name="P65" style:family="paragraph" style:parent-style-name="_5f_Titre_20_d_27_exercices_20_livret_20_sans_20_titre" style:list-style-name="Num_5f_Exo">
      <style:paragraph-properties fo:margin-top="0.6cm" fo:margin-bottom="0.199cm" style:contextual-spacing="false"/>
      <style:text-properties officeooo:paragraph-rsid="0066ced4"/>
    </style:style>
    <style:style style:name="P66" style:family="paragraph" style:parent-style-name="_5f_Titre_20_d_27_exercices_20_livret_20_sans_20_titre" style:list-style-name="">
      <style:paragraph-properties fo:margin-top="0.3cm" fo:margin-bottom="0cm" style:contextual-spacing="false">
        <style:tab-stops>
          <style:tab-stop style:position="9.5cm" style:type="right" style:leader-style="dotted" style:leader-text="."/>
        </style:tab-stops>
      </style:paragraph-properties>
      <style:text-properties officeooo:paragraph-rsid="006196cd"/>
    </style:style>
    <style:style style:name="P6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 style:writing-mode="lr-tb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align="center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8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95" style:family="paragraph"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9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8pt" style:language-asian="fr" style:country-asian="FR" style:font-style-asian="normal" style:font-weight-asian="normal" style:font-name-complex="Tahoma1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0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104" style:family="paragraph">
      <style:paragraph-properties fo:text-align="center"/>
    </style:style>
    <style:style style:name="P10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06" style:family="paragraph">
      <loext:graphic-properties draw:fill="solid" draw:fill-color="#1ca2b8"/>
    </style:style>
    <style:style style:name="P10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59302"/>
    </style:style>
    <style:style style:name="T6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459302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515b67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style:text-position="0% 100%" fo:letter-spacing="-0.004cm" style:text-underline-style="none" fo:font-weight="normal" officeooo:rsid="003df0e0" style:font-name-asian="OpenSymbol" style:font-weight-asian="normal" style:font-name-complex="OpenSymbol" style:font-weight-complex="normal"/>
    </style:style>
    <style:style style:name="T9" style:family="text">
      <style:text-properties officeooo:rsid="00440ec2"/>
    </style:style>
    <style:style style:name="T10" style:family="text">
      <style:text-properties officeooo:rsid="002da2af"/>
    </style:style>
    <style:style style:name="T11" style:family="text">
      <style:text-properties style:font-size-complex="10pt"/>
    </style:style>
    <style:style style:name="T12" style:family="text">
      <style:text-properties officeooo:rsid="003f0504"/>
    </style:style>
    <style:style style:name="T13" style:family="text">
      <style:text-properties officeooo:rsid="0041b00b"/>
    </style:style>
    <style:style style:name="T14" style:family="text">
      <style:text-properties officeooo:rsid="00474aee"/>
    </style:style>
    <style:style style:name="T15" style:family="text">
      <style:text-properties style:text-underline-style="none" officeooo:rsid="00474aee"/>
    </style:style>
    <style:style style:name="T16" style:family="text">
      <style:text-properties style:text-underline-style="none" officeooo:rsid="0048be13" fo:background-color="#ffff00" loext:char-shading-value="0"/>
    </style:style>
    <style:style style:name="T17" style:family="text">
      <style:text-properties style:text-position="0% 100%" style:font-name-asian="OpenSymbol" style:font-style-asian="normal" style:font-name-complex="OpenSymbol" style:font-style-complex="normal"/>
    </style:style>
    <style:style style:name="T18" style:family="text">
      <style:text-properties style:text-position="0% 100%" style:text-underline-style="none" officeooo:rsid="0048be13" fo:background-color="#ffff00" loext:char-shading-value="0" style:font-name-asian="OpenSymbol" style:font-name-complex="OpenSymbol"/>
    </style:style>
    <style:style style:name="T19" style:family="text">
      <style:text-properties style:text-position="0% 100%" fo:font-size="10pt" officeooo:rsid="00425cb8" style:font-size-asian="10pt" style:font-size-complex="10pt"/>
    </style:style>
    <style:style style:name="T20" style:family="text">
      <style:text-properties style:text-position="0% 100%" fo:font-size="10pt" fo:letter-spacing="-0.014cm" officeooo:rsid="00425cb8" style:font-size-asian="10pt" style:font-size-complex="10pt"/>
    </style:style>
    <style:style style:name="T21" style:family="text">
      <style:text-properties style:text-position="0% 100%" officeooo:rsid="004a9de4" fo:background-color="#ffff00" loext:char-shading-value="0" style:font-name-asian="OpenSymbol" style:font-name-complex="OpenSymbol"/>
    </style:style>
    <style:style style:name="T22" style:family="text">
      <style:text-properties style:text-position="0% 100%" officeooo:rsid="004c8f9c" fo:background-color="#ffff00" loext:char-shading-value="0" style:font-name-asian="OpenSymbol" style:font-name-complex="OpenSymbol"/>
    </style:style>
    <style:style style:name="T23" style:family="text">
      <style:text-properties style:text-position="0% 100%" officeooo:rsid="0063cfe3" fo:background-color="#ffff00" loext:char-shading-value="0" style:font-name-asian="OpenSymbol" style:font-name-complex="OpenSymbol"/>
    </style:style>
    <style:style style:name="T24" style:family="text">
      <style:text-properties fo:color="#000000" loext:opacity="100%" fo:font-weight="normal" officeooo:rsid="0052a408" style:font-weight-asian="normal" style:font-weight-complex="normal"/>
    </style:style>
    <style:style style:name="T25" style:family="text">
      <style:text-properties fo:color="#000000" loext:opacity="100%" fo:font-weight="normal" officeooo:rsid="0052c4c2" style:font-weight-asian="normal" style:font-weight-complex="normal"/>
    </style:style>
    <style:style style:name="T26" style:family="text">
      <style:text-properties fo:color="#000000" loext:opacity="100%" style:font-name="Bitstream Vera Sans2" fo:font-size="10pt" fo:font-style="normal" fo:font-weight="normal" officeooo:rsid="0041b00b" fo:background-color="transparent" loext:char-shading-value="0" style:font-size-asian="12pt" style:font-style-asian="italic" style:font-size-complex="12pt" style:font-style-complex="italic"/>
    </style:style>
    <style:style style:name="T27" style:family="text">
      <style:text-properties fo:color="#000000" loext:opacity="100%" style:font-name="Bitstream Vera Sans2" fo:font-size="10pt" fo:font-style="normal" fo:font-weight="normal" officeooo:rsid="00539949" fo:background-color="transparent" loext:char-shading-value="0" style:font-size-asian="12pt" style:font-style-asian="italic" style:font-size-complex="12pt" style:font-style-complex="italic"/>
    </style:style>
    <style:style style:name="T28" style:family="text">
      <style:text-properties fo:color="#000000" loext:opacity="100%" style:font-name="Bitstream Vera Sans2" fo:font-size="10pt" fo:font-style="normal" fo:font-weight="normal" officeooo:rsid="0053e212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color="#000000" loext:opacity="100%" style:font-name="Bitstream Vera Sans2" fo:font-size="10pt" fo:font-style="normal" fo:font-weight="normal" officeooo:rsid="006000dd" fo:background-color="transparent" loext:char-shading-value="0" style:font-size-asian="12pt" style:font-style-asian="italic" style:font-size-complex="12pt" style:font-style-complex="italic"/>
    </style:style>
    <style:style style:name="T30" style:family="text">
      <style:text-properties fo:color="#000000" loext:opacity="100%" officeooo:rsid="00581137"/>
    </style:style>
    <style:style style:name="T31" style:family="text">
      <style:text-properties fo:color="#000000" loext:opacity="100%" style:text-position="0% 100%" officeooo:rsid="00581137" style:font-name-asian="OpenSymbol" style:font-style-asian="normal" style:font-name-complex="OpenSymbol" style:font-style-complex="normal"/>
    </style:style>
    <style:style style:name="T32" style:family="text">
      <style:text-properties fo:color="#000000" loext:opacity="100%" style:font-name="Bitstream Vera Sans4" fo:font-size="10pt" fo:letter-spacing="-0.014cm" fo:font-style="normal" fo:font-weight="normal" officeooo:rsid="005abc02"/>
    </style:style>
    <style:style style:name="T33" style:family="text">
      <style:text-properties fo:color="#000000" loext:opacity="100%" style:font-name="Bitstream Vera Sans" fo:font-size="10pt" fo:font-style="normal" fo:font-weight="normal" officeooo:rsid="0052c4c2" style:font-size-asian="10.5pt" style:font-weight-asian="normal" style:font-weight-complex="normal" loext:shadow="none"/>
    </style:style>
    <style:style style:name="T34" style:family="text">
      <style:text-properties fo:color="#e8a202" loext:opacity="100%" fo:font-weight="bold" officeooo:rsid="0052c4c2" style:font-weight-asian="bold" style:font-weight-complex="bold"/>
    </style:style>
    <style:style style:name="T35" style:family="text">
      <style:text-properties fo:color="#e8a202" loext:opacity="100%" style:font-name="Bitstream Vera Sans" fo:font-size="10pt" fo:font-style="normal" fo:font-weight="bold" officeooo:rsid="0052c4c2" style:font-size-asian="10.5pt" style:font-weight-asian="bold" style:font-weight-complex="bold" loext:shadow="none"/>
    </style:style>
    <style:style style:name="T36" style:family="text">
      <style:text-properties officeooo:rsid="00539949"/>
    </style:style>
    <style:style style:name="T37" style:family="text">
      <style:text-properties officeooo:rsid="0053e212"/>
    </style:style>
    <style:style style:name="T38" style:family="text">
      <style:text-properties officeooo:rsid="00581137"/>
    </style:style>
    <style:style style:name="T39" style:family="text">
      <style:text-properties fo:color="#999999" loext:opacity="100%" style:text-position="0% 100%" officeooo:rsid="00581137" style:font-name-asian="OpenSymbol" style:font-style-asian="normal" style:font-name-complex="OpenSymbol" style:font-style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letter-spacing="-0.014cm"/>
    </style:style>
    <style:style style:name="T42" style:family="text">
      <style:text-properties fo:letter-spacing="-0.014cm" officeooo:rsid="005abc02"/>
    </style:style>
    <style:style style:name="T43" style:family="text">
      <style:text-properties style:font-name="Adobe Caslon Pro Bold" style:text-underline-style="none" officeooo:rsid="006000dd" style:font-name-asian="Adobe Caslon Pro Bold" style:font-name-complex="Adobe Caslon Pro Bold"/>
    </style:style>
    <style:style style:name="T44" style:family="text">
      <style:text-properties style:font-name="Bitstream Vera Sans2" style:text-underline-style="none" officeooo:rsid="006000dd" style:font-name-asian="SimSun1" style:font-name-complex="Lucida Sans"/>
    </style:style>
    <style:style style:name="T45" style:family="text">
      <style:text-properties style:use-window-font-color="true" loext:opacity="0%" officeooo:rsid="004761c3" fo:background-color="#ffff00" loext:char-shading-value="0"/>
    </style:style>
    <style:style style:name="T46" style:family="text">
      <style:text-properties style:use-window-font-color="true" loext:opacity="0%" officeooo:rsid="004a30bf" fo:background-color="#ffff00" loext:char-shading-value="0"/>
    </style:style>
    <style:style style:name="T47" style:family="text">
      <style:text-properties style:use-window-font-color="true" loext:opacity="0%" officeooo:rsid="006196cd" fo:background-color="#ffff00" loext:char-shading-value="0"/>
    </style:style>
    <style:style style:name="T48" style:family="text">
      <style:text-properties style:use-window-font-color="true" loext:opacity="0%" officeooo:rsid="0048be13" fo:background-color="#ffff00" loext:char-shading-value="0"/>
    </style:style>
    <style:style style:name="T49" style:family="text">
      <style:text-properties style:use-window-font-color="true" loext:opacity="0%" style:text-position="0% 100%" officeooo:rsid="004761c3" fo:background-color="#ffff00" loext:char-shading-value="0" style:font-name-asian="OpenSymbol" style:font-style-asian="normal" style:font-name-complex="OpenSymbol" style:font-style-complex="normal"/>
    </style:style>
    <style:style style:name="T50" style:family="text">
      <style:text-properties style:use-window-font-color="true" loext:opacity="0%" style:text-position="0% 100%" officeooo:rsid="006196cd" fo:background-color="#ffff00" loext:char-shading-value="0" style:font-name-asian="OpenSymbol" style:font-style-asian="normal" style:font-name-complex="OpenSymbol" style:font-style-complex="normal"/>
    </style:style>
    <style:style style:name="T51" style:family="text">
      <style:text-properties style:use-window-font-color="true" loext:opacity="0%" style:text-position="0% 100%" style:text-underline-style="none" officeooo:rsid="0048be13" fo:background-color="#ffff00" loext:char-shading-value="0" style:font-name-asian="OpenSymbol" style:font-style-asian="normal" style:font-name-complex="OpenSymbol" style:font-style-complex="normal"/>
    </style:style>
    <style:style style:name="T52" style:family="text">
      <style:text-properties style:use-window-font-color="true" loext:opacity="0%" style:text-position="0% 100%" style:text-underline-style="none" officeooo:rsid="004761c3" fo:background-color="#ffff00" loext:char-shading-value="0" style:font-name-asian="OpenSymbol" style:font-style-asian="normal" style:font-name-complex="OpenSymbol" style:font-style-complex="normal"/>
    </style:style>
    <style:style style:name="T53" style:family="text">
      <style:text-properties style:use-window-font-color="true" loext:opacity="0%" style:text-position="0% 100%" style:text-underline-style="none" officeooo:rsid="00474aee" fo:background-color="#ffff00" loext:char-shading-value="0" style:font-name-asian="OpenSymbol" style:font-name-complex="OpenSymbol"/>
    </style:style>
    <style:style style:name="T54" style:family="text">
      <style:text-properties style:use-window-font-color="true" loext:opacity="0%" style:text-position="0% 100%" style:text-underline-style="none" fo:font-weight="normal" officeooo:rsid="004761c3" fo:background-color="#ffff00" loext:char-shading-value="0" style:font-name-asian="OpenSymbol" style:font-name-complex="OpenSymbol"/>
    </style:style>
    <style:style style:name="T55" style:family="text">
      <style:text-properties style:use-window-font-color="true" loext:opacity="0%" style:text-position="0% 100%" style:text-underline-style="none" fo:font-weight="normal" officeooo:rsid="004761c3" fo:background-color="#ffff00" loext:char-shading-value="0" style:font-name-asian="OpenSymbol" style:font-style-asian="normal" style:font-name-complex="OpenSymbol" style:font-style-complex="normal"/>
    </style:style>
    <style:style style:name="T56" style:family="text">
      <style:text-properties style:use-window-font-color="true" loext:opacity="0%" style:text-underline-style="none" officeooo:rsid="0048be13" fo:background-color="#ffff00" loext:char-shading-value="0"/>
    </style:style>
    <style:style style:name="T57" style:family="text">
      <style:text-properties style:use-window-font-color="true" loext:opacity="0%" style:text-underline-style="none" officeooo:rsid="004761c3" fo:background-color="#ffff00" loext:char-shading-value="0"/>
    </style:style>
    <style:style style:name="T58" style:family="text">
      <style:text-properties style:use-window-font-color="true" loext:opacity="0%" style:text-underline-style="none" officeooo:rsid="00474aee" fo:background-color="#ffff00" loext:char-shading-value="0"/>
    </style:style>
    <style:style style:name="T59" style:family="text">
      <style:text-properties style:use-window-font-color="true" loext:opacity="0%" style:text-underline-style="none" fo:font-weight="normal" officeooo:rsid="004761c3" fo:background-color="#ffff00" loext:char-shading-value="0"/>
    </style:style>
    <style:style style:name="T60" style:family="text">
      <style:text-properties officeooo:rsid="004a9de4" fo:background-color="#ffff00" loext:char-shading-value="0"/>
    </style:style>
    <style:style style:name="T61" style:family="text">
      <style:text-properties officeooo:rsid="004c8f9c" fo:background-color="#ffff00" loext:char-shading-value="0"/>
    </style:style>
    <style:style style:name="T62" style:family="text">
      <style:text-properties officeooo:rsid="0053eec0" fo:background-color="#ffff00" loext:char-shading-value="0"/>
    </style:style>
    <style:style style:name="T63" style:family="text">
      <style:text-properties officeooo:rsid="0063cfe3" fo:background-color="#ffff00" loext:char-shading-value="0"/>
    </style:style>
    <style:style style:name="T64" style:family="text">
      <style:text-properties officeooo:rsid="0066ced4"/>
    </style:style>
    <style:style style:name="T65" style:family="text">
      <style:text-properties officeooo:rsid="0064129f"/>
    </style:style>
    <style:style style:name="T66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0000" loext:opacity="100%" style:text-outline="false" style:text-line-through-style="none" style:text-line-through-type="none" style:font-name="Bitstream Vera Sans6" fo:font-size="16pt" fo:font-style="normal" fo:text-shadow="none" style:text-underline-style="none" fo:font-weight="normal" style:letter-kerning="true" style:font-name-asian="Bitstream Vera Sans6" style:font-size-asian="16pt" style:font-style-asian="normal" style:font-weight-asian="normal" style:font-name-complex="Bitstream Vera Sans6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0000" loext:opacity="100%" style:text-outline="false" style:text-line-through-style="none" style:text-line-through-type="none" style:font-name="Bitstream Vera Sans6" fo:font-size="12pt" fo:font-style="normal" fo:text-shadow="none" style:text-underline-style="none" fo:font-weight="normal" style:letter-kerning="true" style:font-name-asian="Bitstream Vera Sans6" style:font-size-asian="12pt" style:font-style-asian="normal" style:font-weight-asian="normal" style:font-name-complex="Bitstream Vera Sans6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0000" loext:opacity="10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0000" loext:opacity="100%" style:text-outline="false" style:text-line-through-style="none" style:text-line-through-type="none" style:font-name="Bitstream Vera Sans6" fo:font-size="18pt" fo:font-style="normal" fo:text-shadow="none" style:text-underline-style="none" fo:font-weight="normal" style:letter-kerning="true" style:font-name-asian="Bitstream Vera Sans6" style:font-size-asian="18pt" style:font-style-asian="normal" style:font-weight-asian="normal" style:font-name-complex="Bitstream Vera Sans6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76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77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79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Fine_20_Dashed" svg:stroke-width="0.053cm" svg:stroke-color="#00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Ultrafine_20_Dotted_20__28_var_29_" svg:stroke-width="0.053cm" svg:stroke-color="#ff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889cm" fo:min-width="1.8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7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889cm" fo:min-width="0.82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7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18cm" fo:min-width="1.8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28cm" svg:stroke-color="#ff0000" draw:marker-start="" draw:marker-start-width="0.326cm" draw:marker-start-center="false" draw:marker-end="" draw:marker-end-width="0.326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1.667cm" fo:min-width="0.824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28cm" svg:stroke-color="#ff0000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ff0000" draw:marker-start="" draw:marker-start-width="0.199cm" draw:marker-start-center="false" draw:marker-end="" draw:marker-end-width="0.199cm" draw:marker-end-center="false" draw:fill="none" draw:fill-color="#ffffff" draw:textarea-horizontal-align="justify" fo:min-height="0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.551cm" fo:min-width="2.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dash" draw:stroke-dash="Ultrafine_20_Dotted_20__28_var_29_" svg:stroke-width="0.018cm" svg:stroke-color="#ff0000" draw:marker-start="Extrémités_20_de_20_flèche_20_2" draw:marker-start-width="0.228cm" draw:marker-start-center="false" draw:marker-end="Extrémités_20_de_20_flèche_20_2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598cm" fo:min-width="0.2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23cm" fo:min-width="0.2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62cm" fo:min-width="0.222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fo:min-height="0.7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28cm" svg:stroke-color="#ff0000" draw:marker-start="" draw:marker-start-width="0.284cm" draw:marker-start-center="false" draw:marker-end="" draw:marker-end-width="0.284cm" draw:marker-end-center="false" draw:fill="none" draw:fill-color="#729fcf" draw:textarea-horizontal-align="justify" draw:textarea-vertical-align="middle" draw:auto-grow-height="tru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dash" draw:stroke-dash="Ultrafine_20_Dotted_20__28_var_29_" svg:stroke-width="0.025cm" svg:stroke-color="#ff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8" style:family="graphic">
      <style:graphic-properties draw:stroke="dash" draw:stroke-dash="Ultrafine_20_Dotted_20__28_var_29_" svg:stroke-width="0cm" svg:stroke-color="#00a93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8cm" fo:min-width="0.0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Ultrafine_20_Dotted_20__28_var_29_" svg:stroke-width="0.018cm" svg:stroke-color="#00a933" draw:marker-start="" draw:marker-start-width="0.228cm" draw:marker-start-center="false" draw:marker-end="Extrémités_20_de_20_flèche_20_2" draw:marker-end-width="0.326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dash" draw:stroke-dash="Fine_20_Dashed" svg:stroke-width="0.035cm" svg:stroke-color="#ff3333" draw:marker-start="" draw:marker-start-width="0.303cm" draw:marker-start-center="false" draw:marker-end="" draw:marker-end-width="0.30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6828" svg:stroke-width="0.035cm" svg:stroke-color="#ff3333" draw:marker-start="" draw:marker-start-width="0.303cm" draw:marker-start-center="false" draw:marker-end="" draw:marker-end-width="0.30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4" style:family="graphic">
      <style:graphic-properties draw:stroke="dash" draw:stroke-dash="Dashed_20__28_var_29__20_6829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Dashed_20__28_var_29__20_6830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6" style:family="graphic">
      <style:graphic-properties draw:stroke="dash" draw:stroke-dash="Dashed_20__28_var_29__20_6831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7" style:family="graphic">
      <style:graphic-properties draw:stroke="none" draw:stroke-dash="Dashed_20__28_var_29__20_683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draw:stroke-dash="Dashed_20__28_var_29__20_683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27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683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27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0" style:family="graphic">
      <style:graphic-properties draw:stroke="none" draw:stroke-dash="Dashed_20__28_var_29__20_683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3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draw:stroke-dash="Dashed_20__28_var_29__20_683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draw:stroke-dash="Dashed_20__28_var_29__20_683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ed_20__28_var_29__20_683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none" draw:stroke-dash="Dashed_20__28_var_29__20_683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soli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.035cm" svg:stroke-color="#ff3333" draw:marker-start="" draw:marker-start-width="0.303cm" draw:marker-start-center="false" draw:marker-end="" draw:marker-end-width="0.303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7" style:family="graphic">
      <style:graphic-properties draw:stroke="dash" draw:stroke-dash="Dashed_20__28_var_29__20_6817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8" style:family="graphic">
      <style:graphic-properties draw:stroke="dash" draw:stroke-dash="Dashed_20__28_var_29__20_6818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9" style:family="graphic">
      <style:graphic-properties draw:stroke="dash" draw:stroke-dash="Dashed_20__28_var_29__20_6819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0" style:family="graphic">
      <style:graphic-properties draw:stroke="none" draw:stroke-dash="Dashed_20__28_var_29__20_682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1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ed_20__28_var_29__20_682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27cm" fo:min-width="0.2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draw:stroke-dash="Dashed_20__28_var_29__20_6822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27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draw:stroke-dash="Dashed_20__28_var_29__20_682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3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draw:stroke-dash="Dashed_20__28_var_29__20_682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draw:stroke-dash="Dashed_20__28_var_29__20_682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none" draw:stroke-dash="Dashed_20__28_var_29__20_682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width="true" fo:min-height="0.499cm" fo:min-width="0.2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7" style:family="graphic">
      <style:graphic-properties draw:stroke="none" draw:stroke-dash="Dashed_20__28_var_29__20_682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right" draw:textarea-vertical-align="middle" draw:auto-grow-width="true" fo:min-height="0.499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dash" draw:stroke-dash="Fine_20_Dashed" svg:stroke-width="0.035cm" svg:stroke-color="#ff3333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9" style:family="graphic">
      <style:graphic-properties draw:stroke="solid" draw:stroke-dash="Dashed_20__28_var_29__20_6388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 style:run-through="foreground"/>
    </style:style>
    <style:style style:name="gr71" style:family="graphic">
      <style:graphic-properties draw:stroke="dash" draw:stroke-dash="Dashed_20__28_var_29__20_7661" svg:stroke-width="0.019cm" svg:stroke-color="#000000" draw:marker-start="" draw:marker-start-width="0.03cm" draw:marker-start-center="false" draw:marker-end="" draw:marker-end-width="0.03cm" draw:marker-end-center="false" draw:fill="none" draw:fill-color="#ffffcc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53cm" svg:stroke-color="#000000" draw:marker-start="" draw:marker-start-width="0.081cm" draw:marker-start-center="false" draw:marker-end="" draw:marker-end-width="0.081cm" draw:marker-end-center="false" draw:fill="none" draw:fill-color="#99ccff" draw:textarea-horizontal-align="center" draw:textarea-vertical-align="middle" fo:padding-top="0.155cm" fo:padding-bottom="0.155cm" fo:padding-left="0.275cm" fo:padding-right="0.275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7661" svg:stroke-width="0.053cm" svg:stroke-color="#000000" draw:marker-start="" draw:marker-start-width="0.081cm" draw:marker-start-center="false" draw:marker-end="" draw:marker-end-width="0.081cm" draw:marker-end-center="false" draw:fill="none" draw:fill-color="#ffffcc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Ultrafine_20_Dotted_20__28_var_29_" svg:stroke-width="0.053cm" svg:stroke-color="#ff0000" draw:marker-start="" draw:marker-start-width="0.081cm" draw:marker-start-center="false" draw:marker-end="" draw:marker-end-width="0.081cm" draw:marker-end-center="false" draw:fill="none" draw:fill-color="#ffffcc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53cm" svg:stroke-color="#ff0000" draw:marker-start="" draw:marker-start-width="0.081cm" draw:marker-start-center="false" draw:marker-end="" draw:marker-end-width="0.081cm" draw:marker-end-center="false" draw:fill="none" draw:fill-color="#99ccff" draw:textarea-horizontal-align="center" draw:textarea-vertical-align="middle" fo:padding-top="0.155cm" fo:padding-bottom="0.155cm" fo:padding-left="0.275cm" fo:padding-right="0.275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7" style:family="graphic">
      <style:graphic-properties draw:stroke="dash" draw:stroke-dash="Ultrafine_20_Dotted_20__28_var_29_" svg:stroke-width="0.053cm" svg:stroke-color="#ff00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78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722cm" fo:min-width="1.47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solid" svg:stroke-width="0.053cm" svg:stroke-color="#9966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86" style:family="graphic">
      <style:graphic-properties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64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dash" draw:stroke-dash="Ultrafine_20_Dashed" svg:stroke-width="0.019cm" svg:stroke-color="#000000" draw:marker-start-width="0.229cm" draw:marker-start-center="false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dash" draw:stroke-dash="Fine_20_Dashed" svg:stroke-width="0.049cm" svg:stroke-color="#000000" draw:marker-start-width="0.275cm" draw:marker-start-center="false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639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3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4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95" style:family="graphic">
      <style:graphic-properties fo:margin-left="0.3cm" fo:margin-right="0cm" style:run-through="foreground" style:wrap="dynamic" style:number-wrapped-paragraphs="no-limit" style:wrap-contour="fals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7" style:family="graphic">
      <style:graphic-properties draw:stroke="dash" draw:stroke-dash="Dashed_20__28_var_29_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8" style:family="graphic">
      <style:graphic-properties draw:stroke="none" draw:stroke-dash="Dashed_20__28_var_29__20_640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9" style:family="graphic">
      <style:graphic-properties draw:stroke="none" draw:stroke-dash="Dashed_20__28_var_29__20_6405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none" draw:stroke-dash="Dashed_20__28_var_29__20_6406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1" style:family="graphic">
      <style:graphic-properties draw:stroke="none" draw:stroke-dash="Dashed_20__28_var_29__20_6407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draw:stroke="none" draw:stroke-dash="Dashed_20__28_var_29__20_6408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2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none" draw:stroke-dash="Dashed_20__28_var_29__20_6409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4" style:family="graphic">
      <style:graphic-properties draw:stroke="none" draw:stroke-dash="Dashed_20__28_var_29__20_6410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5" style:family="graphic">
      <style:graphic-properties draw:stroke="none" draw:stroke-dash="Dashed_20__28_var_29__20_641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left" draw:textarea-vertical-align="middle" draw:auto-grow-height="true" draw:auto-grow-width="true" fo:min-height="0.413cm" fo:min-width="0.2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6" style:family="graphic">
      <style:graphic-properties fo:margin-left="0.3cm" fo:margin-right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draw:stroke="solid" draw:stroke-dash="Dashed_20__28_var_29__20_6794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solid" draw:stroke-dash="Dashed_20__28_var_29__20_6795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solid" draw:stroke-dash="Dashed_20__28_var_29__20_6796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67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dash" draw:stroke-dash="Dashed_20__28_var_29__20_67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6799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68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68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dash" draw:stroke-dash="Dashed_20__28_var_29__20_68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6" style:family="graphic">
      <style:graphic-properties draw:stroke="solid" draw:stroke-dash="Dashed_20__28_var_29__20_6803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dash" draw:stroke-dash="Dashed_20__28_var_29__20_6804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solid" draw:stroke-dash="Dashed_20__28_var_29__20_68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dash" draw:stroke-dash="Dashed_20__28_var_29__20_68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6807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dash" draw:stroke-dash="Dashed_20__28_var_29__20_6808" svg:stroke-width="0.049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152cm" fo:padding-bottom="0.152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none" draw:stroke-dash="Dashed_20__28_var_29__20_6809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3" style:family="graphic">
      <style:graphic-properties draw:stroke="none" draw:stroke-dash="Dashed_20__28_var_29__20_6810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4" style:family="graphic">
      <style:graphic-properties draw:stroke="none" draw:stroke-dash="Dashed_20__28_var_29__20_6811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5" style:family="graphic">
      <style:graphic-properties draw:stroke="none" draw:stroke-dash="Dashed_20__28_var_29__20_6812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6" style:family="graphic">
      <style:graphic-properties draw:stroke="none" draw:stroke-dash="Dashed_20__28_var_29__20_6813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7" style:family="graphic">
      <style:graphic-properties draw:stroke="none" draw:stroke-dash="Dashed_20__28_var_29__20_6814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8" style:family="graphic">
      <style:graphic-properties draw:stroke="none" draw:stroke-dash="Dashed_20__28_var_29__20_6815" svg:stroke-width="0.019cm" svg:stroke-color="#000000" draw:marker-start="" draw:marker-start-width="0.302cm" draw:marker-start-center="false" draw:marker-end="" draw:marker-end-width="0.302cm" draw:marker-end-center="false" draw:fill="none" draw:fill-color="#ffffff" draw:textarea-vertical-align="middle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9" style:family="graphic">
      <style:graphic-properties draw:stroke="none" draw:stroke-dash="Dashed_20__28_var_29__20_6816" svg:stroke-width="0cm" svg:stroke-color="#000000" draw:marker-start="" draw:marker-start-width="0.3cm" draw:marker-start-center="false" draw:marker-end="" draw:marker-end-width="0.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0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1" style:family="graphic">
      <style:graphic-properties draw:stroke="soli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4" style:family="graphic">
      <style:graphic-properties draw:stroke="dash" draw:stroke-dash="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5" style:family="graphic">
      <style:graphic-properties draw:stroke="dash" draw:stroke-dash="Ultrafine_20_Dashe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6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8" style:family="graphic">
      <style:graphic-properties draw:stroke="solid" svg:stroke-width="0.03cm" svg:stroke-color="#000000" draw:marker-start-width="0.397cm" draw:marker-start-center="false" draw:marker-end-width="0.397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5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6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7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8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svg:stroke-width="0.049cm" svg:stroke-color="#000000" draw:marker-start-width="0.272cm" draw:marker-start-center="false" draw:marker-end-width="0.272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 style:run-through="foreground"/>
    </style:style>
    <style:style style:name="gr144" style:family="graphic">
      <style:graphic-properties draw:stroke="dash" draw:stroke-dash="Ultrafine_20_Dashed" svg:stroke-width="0.049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5" style:family="graphic">
      <style:graphic-properties draw:stroke="solid" svg:stroke-width="0.03cm" svg:stroke-color="#000000" draw:marker-start-width="0.245cm" draw:marker-start-center="false" draw:marker-end-width="0.245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9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10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11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12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13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14" svg:stroke-width="0.019cm" svg:stroke-color="#000000" draw:marker-start-width="0.33cm" draw:marker-start-center="false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9" draw:name="Forme5" draw:style-name="gr130">
        <draw:line draw:style-name="gr131" draw:text-style-name="P102" svg:x1="7.359cm" svg:y1="4.341cm" svg:x2="8.828cm" svg:y2="6.77cm">
          <text:p/>
        </draw:line>
        <draw:line draw:style-name="gr132" draw:text-style-name="P102" svg:x1="6.71cm" svg:y1="6.76cm" svg:x2="8.828cm" svg:y2="6.76cm">
          <text:p/>
        </draw:line>
        <draw:line draw:style-name="gr132" draw:text-style-name="P102" svg:x1="6.71cm" svg:y1="6.765cm" svg:x2="6.71cm" svg:y2="4.655cm">
          <text:p/>
        </draw:line>
        <draw:line draw:style-name="gr132" draw:text-style-name="P102" svg:x1="6.71cm" svg:y1="4.655cm" svg:x2="8.828cm" svg:y2="4.655cm">
          <text:p/>
        </draw:line>
        <draw:line draw:style-name="gr131" draw:text-style-name="P102" svg:x1="8.825cm" svg:y1="4.655cm" svg:x2="8.825cm" svg:y2="6.765cm">
          <text:p/>
        </draw:line>
        <draw:line draw:style-name="gr132" draw:text-style-name="P102" svg:x1="6.71cm" svg:y1="4.653cm" svg:x2="7.982cm" svg:y2="4.02cm">
          <text:p/>
        </draw:line>
        <draw:line draw:style-name="gr132" draw:text-style-name="P102" svg:x1="8.825cm" svg:y1="4.653cm" svg:x2="10.099cm" svg:y2="4.02cm">
          <text:p/>
        </draw:line>
        <draw:line draw:style-name="gr132" draw:text-style-name="P102" svg:x1="7.981cm" svg:y1="4.02cm" svg:x2="10.099cm" svg:y2="4.02cm">
          <text:p/>
        </draw:line>
        <draw:line draw:style-name="gr132" draw:text-style-name="P102" svg:x1="10.1cm" svg:y1="4.02cm" svg:x2="10.1cm" svg:y2="6.13cm">
          <text:p/>
        </draw:line>
        <draw:line draw:style-name="gr133" draw:text-style-name="P102" svg:x1="8.825cm" svg:y1="6.759cm" svg:x2="10.099cm" svg:y2="6.126cm">
          <text:p/>
        </draw:line>
        <draw:line draw:style-name="gr134" draw:text-style-name="P102" svg:x1="7.981cm" svg:y1="4.02cm" svg:x2="7.981cm" svg:y2="6.13cm">
          <text:p/>
        </draw:line>
        <draw:line draw:style-name="gr135" draw:text-style-name="P102" svg:x1="6.71cm" svg:y1="6.759cm" svg:x2="7.982cm" svg:y2="6.126cm">
          <text:p/>
        </draw:line>
        <draw:line draw:style-name="gr134" draw:text-style-name="P102" svg:x1="7.981cm" svg:y1="6.126cm" svg:x2="10.099cm" svg:y2="6.126cm">
          <text:p/>
        </draw:line>
        <draw:frame draw:style-name="gr136" draw:text-style-name="P101" svg:width="0.752cm" svg:height="0.664cm" svg:x="6.137cm" svg:y="4.205cm">
          <draw:text-box>
            <text:p text:style-name="P76"><text:span text:style-name="T79">A</text:span></text:p>
          </draw:text-box>
        </draw:frame>
        <draw:frame draw:style-name="gr137" draw:text-style-name="P101" svg:width="0.715cm" svg:height="0.664cm" svg:x="7.673cm" svg:y="3.494cm">
          <draw:text-box>
            <text:p text:style-name="P76"><text:span text:style-name="T79">B</text:span></text:p>
          </draw:text-box>
        </draw:frame>
        <draw:frame draw:style-name="gr137" draw:text-style-name="P101" svg:width="0.719cm" svg:height="0.664cm" svg:x="9.741cm" svg:y="3.512cm">
          <draw:text-box>
            <text:p text:style-name="P76"><text:span text:style-name="T79">C</text:span></text:p>
          </draw:text-box>
        </draw:frame>
        <draw:frame draw:style-name="gr136" draw:text-style-name="P101" svg:width="0.77cm" svg:height="0.664cm" svg:x="9.864cm" svg:y="5.985cm">
          <draw:text-box>
            <text:p text:style-name="P76"><text:span text:style-name="T79">G</text:span></text:p>
          </draw:text-box>
        </draw:frame>
        <draw:frame draw:style-name="gr136" draw:text-style-name="P101" svg:width="0.828cm" svg:height="0.664cm" svg:x="8.621cm" svg:y="6.66cm">
          <draw:text-box>
            <text:p text:style-name="P76"><text:span text:style-name="T79">H</text:span></text:p>
          </draw:text-box>
        </draw:frame>
        <draw:frame draw:style-name="gr136" draw:text-style-name="P101" svg:width="0.687cm" svg:height="0.664cm" svg:x="6.137cm" svg:y="6.519cm">
          <draw:text-box>
            <text:p text:style-name="P76"><text:span text:style-name="T79">E</text:span></text:p>
          </draw:text-box>
        </draw:frame>
        <draw:frame draw:style-name="gr136" draw:text-style-name="P101" svg:width="0.787cm" svg:height="0.664cm" svg:x="8.659cm" svg:y="4.565cm">
          <draw:text-box>
            <text:p text:style-name="P76"><text:span text:style-name="T79">D</text:span></text:p>
          </draw:text-box>
        </draw:frame>
        <draw:frame draw:style-name="gr136" draw:text-style-name="P101" svg:width="0.798cm" svg:height="0.664cm" svg:x="7.423cm" svg:y="5.669cm">
          <draw:text-box>
            <text:p text:style-name="P76"><text:span text:style-name="T79">F</text:span></text:p>
          </draw:text-box>
        </draw:frame>
        <draw:frame draw:style-name="gr136" draw:text-style-name="P101" svg:width="0.611cm" svg:height="0.664cm" svg:x="9.36cm" svg:y="4.124cm">
          <draw:text-box>
            <text:p text:style-name="P76"><text:span text:style-name="T79">J</text:span></text:p>
          </draw:text-box>
        </draw:frame>
        <draw:line draw:style-name="gr138" draw:text-style-name="P102" svg:x1="9.193cm" svg:y1="4.341cm" svg:x2="8.973cm" svg:y2="4.434cm">
          <text:p/>
        </draw:line>
        <draw:g draw:style-name="gr2">
          <draw:line draw:style-name="gr139" draw:text-style-name="P103" svg:x1="7.022cm" svg:y1="4.341cm" svg:x2="7.174cm" svg:y2="4.47cm">
            <text:p/>
          </draw:line>
          <draw:line draw:style-name="gr140" draw:text-style-name="P103" svg:x1="7.019cm" svg:y1="4.394cm" svg:x2="7.171cm" svg:y2="4.523cm">
            <text:p/>
          </draw:line>
        </draw:g>
        <draw:g draw:style-name="gr2">
          <draw:line draw:style-name="gr141" draw:text-style-name="P103" svg:x1="7.292cm" svg:y1="4.32cm" svg:x2="7.423cm" svg:y2="4.352cm">
            <text:p/>
          </draw:line>
          <draw:line draw:style-name="gr142" draw:text-style-name="P103" svg:x1="7.329cm" svg:y1="4.378cm" svg:x2="7.403cm" svg:y2="4.274cm">
            <text:p/>
          </draw:line>
        </draw:g>
        <draw:line draw:style-name="gr143" draw:text-style-name="P102" svg:x1="7.359cm" svg:y1="4.327cm" svg:x2="9.488cm" svg:y2="4.327cm">
          <text:p/>
        </draw:line>
        <draw:line draw:style-name="gr131" draw:text-style-name="P102" svg:x1="9.495cm" svg:y1="4.327cm" svg:x2="9.495cm" svg:y2="6.435cm">
          <text:p/>
        </draw:line>
        <draw:line draw:style-name="gr131" draw:text-style-name="P102" svg:x1="7.366cm" svg:y1="4.347cm" svg:x2="8.814cm" svg:y2="4.661cm">
          <text:p/>
        </draw:line>
        <draw:line draw:style-name="gr144" draw:text-style-name="P102" svg:x1="7.373cm" svg:y1="4.341cm" svg:x2="9.493cm" svg:y2="6.424cm">
          <text:p/>
        </draw:line>
        <draw:line draw:style-name="gr131" draw:text-style-name="P102" svg:x1="8.823cm" svg:y1="4.66cm" svg:x2="9.493cm" svg:y2="4.327cm">
          <text:p/>
        </draw:line>
        <draw:line draw:style-name="gr131" draw:text-style-name="P102" svg:x1="8.832cm" svg:y1="6.765cm" svg:x2="9.502cm" svg:y2="6.41cm">
          <text:p/>
        </draw:line>
        <draw:line draw:style-name="gr145" draw:text-style-name="P102" svg:x1="8.965cm" svg:y1="4.438cm" svg:x2="9.311cm" svg:y2="4.438cm">
          <text:p/>
        </draw:line>
        <draw:g draw:style-name="gr2">
          <draw:line draw:style-name="gr146" draw:text-style-name="P103" svg:x1="9.645cm" svg:y1="4.103cm" svg:x2="9.795cm" svg:y2="4.234cm">
            <text:p/>
          </draw:line>
          <draw:line draw:style-name="gr147" draw:text-style-name="P103" svg:x1="9.64cm" svg:y1="4.154cm" svg:x2="9.792cm" svg:y2="4.285cm">
            <text:p/>
          </draw:line>
        </draw:g>
        <draw:g draw:style-name="gr2">
          <draw:line draw:style-name="gr148" draw:text-style-name="P103" svg:x1="8.927cm" svg:y1="4.484cm" svg:x2="9.144cm" svg:y2="4.599cm">
            <text:p/>
          </draw:line>
          <draw:line draw:style-name="gr149" draw:text-style-name="P103" svg:x1="8.92cm" svg:y1="4.528cm" svg:x2="9.14cm" svg:y2="4.643cm">
            <text:p/>
          </draw:line>
        </draw:g>
        <draw:g draw:style-name="gr2">
          <draw:line draw:style-name="gr150" draw:text-style-name="P103" svg:x1="7.661cm" svg:y1="4.02cm" svg:x2="7.811cm" svg:y2="4.151cm">
            <text:p/>
          </draw:line>
          <draw:line draw:style-name="gr151" draw:text-style-name="P103" svg:x1="7.657cm" svg:y1="4.073cm" svg:x2="7.809cm" svg:y2="4.204cm">
            <text:p/>
          </draw:line>
        </draw:g>
        <draw:frame draw:style-name="gr136" draw:text-style-name="P101" svg:width="0.742cm" svg:height="0.664cm" svg:x="9.367cm" svg:y="6.293cm">
          <draw:text-box>
            <text:p text:style-name="P76"><text:span text:style-name="T79">K</text:span></text:p>
          </draw:text-box>
        </draw:frame>
        <draw:frame draw:style-name="gr136" draw:text-style-name="P101" svg:width="0.747cm" svg:height="0.664cm" svg:x="6.924cm" svg:y="3.81cm">
          <draw:text-box>
            <text:p text:style-name="P76"><text:span text:style-name="T79">I</text:span></text:p>
          </draw:text-box>
        </draw:frame>
      </draw:g>
      <text:h text:style-name="P57" text:outline-level="1"><draw:g text:anchor-type="paragraph" draw:z-index="22" draw:name="Forme6" draw:style-name="gr1"><draw:custom-shape draw:style-name="gr94" draw:text-style-name="P96" svg:width="3.964cm" svg:height="0.641cm" draw:transform="skewX (0.00279252680319092) rotate (0.0872664625997165) translate (-0.370416666666667cm -0.0934861111111111cm)"><text:p text:style-name="P95"><text:span text:style-name="T7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7"><draw:text-box fo:min-height="3.93cm"><text:section text:style-name="Sect1" text:name="Section5"><text:p text:style-name="P17"/><text:h text:style-name="P56" text:outline-level="1">Représente en vraie </text:h><text:h text:style-name="P56" text:outline-level="1">grandeur la face IDH</text:h><text:h text:style-name="P56" text:outline-level="1">de la pyramide IDHKJ</text:h><text:h text:style-name="P56" text:outline-level="1">sachant que </text:h><text:h text:style-name="P56" text:outline-level="1">ABCDEF<text:span text:style-name="T64">GH</text:span> est un </text:h><text:h text:style-name="P56" text:outline-level="1">cube de côté <text:span text:style-name="T12">4 cm. </text:span></text:h><text:list xml:id="list1498749104" text:style-name="_5f_Numérotation_20_des_20_exercices_20_livrets"><text:list-header><text:p text:style-name="P41"><text:span text:style-name="Bold_5f_niv2"><text:span text:style-name="T11"/></text:span></text:p><text:p text:style-name="P41"><text:span text:style-name="Bold_5f_niv2"><text:span text:style-name="T11">Correction</text:span></text:span></text:p></text:list-header></text:list><text:p text:style-name="P28"><text:span text:style-name="_5f_BVS"><text:span text:style-name="T8">La face IDH est un triangle rectangle qui s’appuie sur la face IDJ. </text:span></text:span></text:p><text:p text:style-name="P27"><draw:g text:anchor-type="paragraph" draw:z-index="24" draw:name="Forme4" draw:style-name="gr78"><draw:custom-shape draw:style-name="gr79" draw:text-style-name="P80" svg:width="2.003cm" svg:height="4.001cm" svg:x="5.641cm" svg:y="1.2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80" draw:text-style-name="P87" svg:width="0.251cm" svg:height="0.251cm" svg:x="7.439cm" svg:y="5.038cm"><text:p/><draw:enhanced-geometry svg:viewBox="0 0 21600 21600" draw:type="rectangle" draw:enhanced-path="M 0 0 L 21600 0 21600 21600 0 21600 0 0 Z N"/></draw:custom-shape><draw:frame draw:style-name="gr81" draw:text-style-name="P88" svg:width="0.703cm" svg:height="0.678cm" svg:x="7.603cm" svg:y="0.833cm"><draw:text-box><text:p text:style-name="P76"><text:span text:style-name="T73">I</text:span></text:p></draw:text-box></draw:frame><draw:frame draw:style-name="gr81" draw:text-style-name="P88" svg:width="0.701cm" svg:height="0.678cm" svg:x="7.802cm" svg:y="4.789cm"><draw:text-box><text:p text:style-name="P76"><text:span text:style-name="T73">J</text:span></text:p></draw:text-box></draw:frame><draw:frame draw:style-name="gr81" draw:text-style-name="P88" svg:width="0.701cm" svg:height="0.678cm" svg:x="5.103cm" svg:y="4.789cm"><draw:text-box><text:p text:style-name="P76"><text:span text:style-name="T73">D</text:span></text:p></draw:text-box></draw:frame><draw:line draw:style-name="gr82" draw:text-style-name="P80" svg:x1="4.641cm" svg:y1="5.301cm" svg:x2="4.646cm" svg:y2="0.829cm"><text:p/></draw:line><draw:frame draw:style-name="gr81" draw:text-style-name="P88" svg:width="0.701cm" svg:height="0.678cm" svg:x="4.652cm" svg:y="4.8cm"><draw:text-box><text:p text:style-name="P76"><text:span text:style-name="T73">D</text:span></text:p></draw:text-box></draw:frame><draw:frame draw:style-name="gr81" draw:text-style-name="P88" svg:width="0.701cm" svg:height="0.678cm" svg:x="4.652cm" svg:y="0.101cm"><draw:text-box><text:p text:style-name="P76"><text:span text:style-name="T73">I</text:span></text:p></draw:text-box></draw:frame><draw:ellipse draw:style-name="gr83" draw:text-style-name="P89" svg:width="9.102cm" svg:height="9.101cm" svg:x="0.149cm" svg:y="0.801cm" draw:kind="arc" draw:start-angle="63.6" draw:end-angle="117.18"><text:p/></draw:ellipse><draw:line draw:style-name="gr82" draw:text-style-name="P80" svg:x1="4.658cm" svg:y1="5.304cm" svg:x2="0.658cm" svg:y2="5.304cm"><text:p/></draw:line><draw:line draw:style-name="gr82" draw:text-style-name="P80" svg:x1="0.642cm" svg:y1="5.3cm" svg:x2="4.653cm" svg:y2="0.8cm"><text:p/></draw:line><draw:custom-shape draw:style-name="gr80" draw:text-style-name="P87" svg:width="0.251cm" svg:height="0.253cm" svg:x="4.398cm" svg:y="5.05cm"><text:p/><draw:enhanced-geometry svg:viewBox="0 0 21600 21600" draw:type="rectangle" draw:enhanced-path="M 0 0 L 21600 0 21600 21600 0 21600 0 0 Z N"/></draw:custom-shape><draw:frame draw:style-name="gr81" draw:text-style-name="P88" svg:width="0.701cm" svg:height="0.678cm" svg:x="-0.012cm" svg:y="5.031cm"><draw:text-box><text:p text:style-name="P76"><text:span text:style-name="T73">H</text:span></text:p></draw:text-box></draw:frame><draw:frame draw:style-name="gr84" draw:text-style-name="P90" svg:width="1.101cm" svg:height="0.994cm" svg:x="4.151cm" svg:y="2.713cm"><draw:text-box><text:p text:style-name="P76"><text:span text:style-name="T74">≈</text:span></text:p></draw:text-box></draw:frame><draw:frame draw:style-name="gr84" draw:text-style-name="P90" svg:width="1.101cm" svg:height="0.994cm" draw:transform="rotate (-0.593761011528471) translate (6.57225cm 2.56998611111111cm)"><draw:text-box><text:p text:style-name="P76"><text:span text:style-name="T74">≈</text:span></text:p></draw:text-box></draw:frame><draw:line draw:style-name="gr85" draw:text-style-name="P68" svg:x1="7.541cm" svg:y1="3.703cm" svg:x2="7.828cm" svg:y2="3.482cm"><text:p/></draw:line><draw:line draw:style-name="gr85" draw:text-style-name="P68" svg:x1="2.33cm" svg:y1="5.414cm" svg:x2="2.617cm" svg:y2="5.193cm"><text:p/></draw:line></draw:g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text:p text:style-name="P27"><text:span text:style-name="_5f_BVS"><text:span text:style-name="T8"/></text:span></text:p></text:section></draw:text-box></draw:frame></text:h>
      <text:list xml:id="list1320163738" text:style-name="Num_5f_Exo">
        <text:list-item>
          <text:h text:style-name="P58" text:outline-level="1"><text:span text:style-name="Bold_5f_niv2"><text:span text:style-name="T40"> </text:span></text:span><text:span text:style-name="Bold_5f_niv2"><text:span text:style-name="T24">Complète </text:span></text:span><text:span text:style-name="Bold_5f_niv2"><text:span text:style-name="T25">l</text:span></text:span><text:span text:style-name="Bold_5f_niv2"><text:span text:style-name="T24">es représentations en perspective suivantes.</text:span></text:span></text:h>
        </text:list-item>
      </text:list>
      <text:h text:style-name="P50" text:outline-level="1"><text:span text:style-name="Bold_5f_niv2"><text:span text:style-name="T34">a.</text:span></text:span><text:span text:style-name="Bold_5f_niv2"><text:span text:style-name="T25"> Pyramide à base<text:tab/><text:tab/></text:span></text:span><text:span text:style-name="Bold_5f_niv2"><text:span text:style-name="T34">b.</text:span></text:span><text:span text:style-name="Bold_5f_niv2"><text:span text:style-name="T25"> Pyramide à base</text:span></text:span></text:h>
      <text:h text:style-name="P51" text:outline-level="1"><text:span text:style-name="Bold_5f_niv2"><text:span text:style-name="T33">t</text:span></text:span><text:span text:style-name="Bold_5f_niv2"><text:span text:style-name="T25">riangulaire.<text:tab/><text:tab/><text:tab/>carrée.</text:span></text:span></text:h>
      <text:h text:style-name="P53" text:outline-level="1"><draw:g text:anchor-type="paragraph" draw:z-index="32" draw:name="Forme13" draw:style-name="gr1"><draw:g draw:name="Forme1_1" draw:style-name="gr2"><draw:line draw:style-name="gr3" draw:text-style-name="P67" svg:x1="-0.174cm" svg:y1="0.425cm" svg:x2="8.928cm" svg:y2="0.425cm"><text:p/></draw:line><draw:line draw:style-name="gr3" draw:text-style-name="P67" svg:x1="-0.174cm" svg:y1="1.124cm" svg:x2="8.928cm" svg:y2="1.124cm"><text:p/></draw:line><draw:line draw:style-name="gr3" draw:text-style-name="P67" svg:x1="-0.174cm" svg:y1="1.825cm" svg:x2="8.928cm" svg:y2="1.825cm"><text:p/></draw:line><draw:line draw:style-name="gr3" draw:text-style-name="P67" svg:x1="-0.174cm" svg:y1="2.525cm" svg:x2="8.928cm" svg:y2="2.525cm"><text:p/></draw:line><draw:line draw:style-name="gr3" draw:text-style-name="P67" svg:x1="-0.174cm" svg:y1="3.227cm" svg:x2="8.928cm" svg:y2="3.227cm"><text:p/></draw:line><draw:line draw:style-name="gr3" draw:text-style-name="P67" svg:x1="2.927cm" svg:y1="0.024cm" svg:x2="2.927cm" svg:y2="3.725cm"><text:p/></draw:line><draw:line draw:style-name="gr3" draw:text-style-name="P67" svg:x1="2.227cm" svg:y1="0.024cm" svg:x2="2.227cm" svg:y2="3.725cm"><text:p/></draw:line><draw:line draw:style-name="gr3" draw:text-style-name="P67" svg:x1="1.525cm" svg:y1="0.024cm" svg:x2="1.525cm" svg:y2="3.725cm"><text:p/></draw:line><draw:line draw:style-name="gr3" draw:text-style-name="P67" svg:x1="0.824cm" svg:y1="0.024cm" svg:x2="0.824cm" svg:y2="3.725cm"><text:p/></draw:line><draw:line draw:style-name="gr3" draw:text-style-name="P67" svg:x1="0.126cm" svg:y1="0.024cm" svg:x2="0.126cm" svg:y2="3.725cm"><text:p/></draw:line><draw:line draw:style-name="gr3" draw:text-style-name="P67" svg:x1="5.727cm" svg:y1="0.024cm" svg:x2="5.727cm" svg:y2="3.725cm"><text:p/></draw:line><draw:line draw:style-name="gr3" draw:text-style-name="P67" svg:x1="5.027cm" svg:y1="0.024cm" svg:x2="5.027cm" svg:y2="3.725cm"><text:p/></draw:line><draw:line draw:style-name="gr3" draw:text-style-name="P67" svg:x1="4.327cm" svg:y1="0.024cm" svg:x2="4.327cm" svg:y2="3.725cm"><text:p/></draw:line><draw:line draw:style-name="gr3" draw:text-style-name="P67" svg:x1="3.625cm" svg:y1="0.024cm" svg:x2="3.625cm" svg:y2="3.725cm"><text:p/></draw:line><draw:line draw:style-name="gr3" draw:text-style-name="P67" svg:x1="8.53cm" svg:y1="0.024cm" svg:x2="8.53cm" svg:y2="3.725cm"><text:p/></draw:line><draw:line draw:style-name="gr3" draw:text-style-name="P67" svg:x1="7.828cm" svg:y1="0.024cm" svg:x2="7.828cm" svg:y2="3.725cm"><text:p/></draw:line><draw:line draw:style-name="gr3" draw:text-style-name="P67" svg:x1="7.128cm" svg:y1="0.024cm" svg:x2="7.128cm" svg:y2="3.725cm"><text:p/></draw:line><draw:line draw:style-name="gr3" draw:text-style-name="P67" svg:x1="6.429cm" svg:y1="0.024cm" svg:x2="6.429cm" svg:y2="3.725cm"><text:p/></draw:line><draw:line draw:style-name="gr4" draw:text-style-name="P67" svg:x1="2.227cm" svg:y1="0.425cm" svg:x2="0.126cm" svg:y2="2.526cm"><text:p/></draw:line><draw:line draw:style-name="gr5" draw:text-style-name="P67" svg:x1="2.225cm" svg:y1="0.425cm" svg:x2="1.525cm" svg:y2="1.825cm"><text:p/></draw:line><draw:line draw:style-name="gr5" draw:text-style-name="P67" svg:x1="1.526cm" svg:y1="1.825cm" svg:x2="0.126cm" svg:y2="2.525cm"><text:p/></draw:line><draw:line draw:style-name="gr4" draw:text-style-name="P67" svg:x1="0.126cm" svg:y1="2.525cm" svg:x2="2.227cm" svg:y2="2.525cm"><text:p/></draw:line><draw:line draw:style-name="gr4" draw:text-style-name="P67" svg:x1="5.727cm" svg:y1="3.226cm" svg:x2="6.427cm" svg:y2="0.425cm"><text:p/></draw:line><draw:line draw:style-name="gr4" draw:text-style-name="P67" svg:x1="5.727cm" svg:y1="3.227cm" svg:x2="7.828cm" svg:y2="3.227cm"><text:p/></draw:line><draw:line draw:style-name="gr4" draw:text-style-name="P67" svg:x1="7.829cm" svg:y1="3.226cm" svg:x2="6.429cm" svg:y2="0.425cm"><text:p/></draw:line><draw:line draw:style-name="gr5" draw:text-style-name="P67" svg:x1="6.429cm" svg:y1="1.825cm" svg:x2="8.53cm" svg:y2="1.825cm"><text:p/></draw:line></draw:g><draw:line draw:style-name="gr6" draw:text-style-name="P68" svg:x1="8.53cm" svg:y1="1.825cm" svg:x2="7.83cm" svg:y2="3.224cm"><text:p/></draw:line><draw:line draw:style-name="gr7" draw:text-style-name="P68" svg:x1="1.525cm" svg:y1="1.825cm" svg:x2="2.224cm" svg:y2="2.526cm"><text:p/></draw:line><draw:line draw:style-name="gr7" draw:text-style-name="P68" svg:x1="6.428cm" svg:y1="1.825cm" svg:x2="5.728cm" svg:y2="3.224cm"><text:p/></draw:line><draw:line draw:style-name="gr7" draw:text-style-name="P68" svg:x1="6.429cm" svg:y1="0.425cm" svg:x2="6.429cm" svg:y2="1.824cm"><text:p/></draw:line><draw:line draw:style-name="gr6" draw:text-style-name="P68" svg:x1="8.531cm" svg:y1="1.824cm" svg:x2="6.429cm" svg:y2="0.425cm"><text:p/></draw:line><draw:line draw:style-name="gr6" draw:text-style-name="P68" svg:x1="2.224cm" svg:y1="2.564cm" svg:x2="2.219cm" svg:y2="0.414cm"><text:p/></draw:line></draw:g><text:span text:style-name="Bold_5f_niv2"><text:span text:style-name="T24"/></text:span></text:h>
      <text:h text:style-name="P53" text:outline-level="1"><text:span text:style-name="Bold_5f_niv2"><text:span text:style-name="T24"/></text:span></text:h>
      <text:h text:style-name="P53" text:outline-level="1"><text:span text:style-name="Bold_5f_niv2"><text:span text:style-name="T24"/></text:span></text:h>
      <text:h text:style-name="P52" text:outline-level="1"><text:span text:style-name="Bold_5f_niv2"><text:span text:style-name="T35">c</text:span></text:span><text:span text:style-name="Bold_5f_niv2"><text:span text:style-name="T34">. </text:span></text:span><text:span text:style-name="Bold_5f_niv2"><text:span text:style-name="T25">Pyramide à base </text:span></text:span><text:span text:style-name="Bold_5f_niv2"><text:span text:style-name="T34"><text:tab/><text:tab/></text:span></text:span><text:span text:style-name="Bold_5f_niv2"><text:span text:style-name="T35">d</text:span></text:span><text:span text:style-name="Bold_5f_niv2"><text:span text:style-name="T34">.</text:span></text:span><text:span text:style-name="Bold_5f_niv2"><text:span text:style-name="T25"> Cône</text:span></text:span></text:h>
      <text:h text:style-name="P51" text:outline-level="1"><text:span text:style-name="Bold_5f_niv2"><text:span text:style-name="T25">hexagonale.</text:span></text:span></text:h>
      <text:h text:style-name="P53" text:outline-level="1"><draw:g text:anchor-type="paragraph" draw:z-index="25" draw:name="Forme8" draw:style-name="gr1"><draw:line draw:style-name="gr3" draw:text-style-name="P67" svg:x1="-0.092cm" svg:y1="0.365cm" svg:x2="9.01cm" svg:y2="0.365cm"><text:p/></draw:line><draw:line draw:style-name="gr3" draw:text-style-name="P67" svg:x1="-0.092cm" svg:y1="1.067cm" svg:x2="9.01cm" svg:y2="1.067cm"><text:p/></draw:line><draw:line draw:style-name="gr3" draw:text-style-name="P67" svg:x1="-0.092cm" svg:y1="1.767cm" svg:x2="9.01cm" svg:y2="1.767cm"><text:p/></draw:line><draw:line draw:style-name="gr3" draw:text-style-name="P67" svg:x1="-0.092cm" svg:y1="2.465cm" svg:x2="9.01cm" svg:y2="2.465cm"><text:p/></draw:line><draw:line draw:style-name="gr3" draw:text-style-name="P67" svg:x1="-0.092cm" svg:y1="3.167cm" svg:x2="9.01cm" svg:y2="3.167cm"><text:p/></draw:line><draw:line draw:style-name="gr3" draw:text-style-name="P67" svg:x1="3.008cm" svg:y1="-0.034cm" svg:x2="3.008cm" svg:y2="3.669cm"><text:p/></draw:line><draw:line draw:style-name="gr3" draw:text-style-name="P67" svg:x1="2.308cm" svg:y1="-0.034cm" svg:x2="2.308cm" svg:y2="3.669cm"><text:p/></draw:line><draw:line draw:style-name="gr3" draw:text-style-name="P67" svg:x1="1.607cm" svg:y1="-0.034cm" svg:x2="1.607cm" svg:y2="3.669cm"><text:p/></draw:line><draw:line draw:style-name="gr3" draw:text-style-name="P67" svg:x1="0.905cm" svg:y1="-0.034cm" svg:x2="0.905cm" svg:y2="3.669cm"><text:p/></draw:line><draw:line draw:style-name="gr3" draw:text-style-name="P67" svg:x1="0.208cm" svg:y1="-0.034cm" svg:x2="0.208cm" svg:y2="3.669cm"><text:p/></draw:line><draw:line draw:style-name="gr3" draw:text-style-name="P67" svg:x1="5.805cm" svg:y1="-0.034cm" svg:x2="5.805cm" svg:y2="3.669cm"><text:p/></draw:line><draw:line draw:style-name="gr3" draw:text-style-name="P67" svg:x1="5.109cm" svg:y1="-0.034cm" svg:x2="5.109cm" svg:y2="3.669cm"><text:p/></draw:line><draw:line draw:style-name="gr3" draw:text-style-name="P67" svg:x1="4.408cm" svg:y1="-0.034cm" svg:x2="4.408cm" svg:y2="3.669cm"><text:p/></draw:line><draw:line draw:style-name="gr3" draw:text-style-name="P67" svg:x1="3.706cm" svg:y1="-0.034cm" svg:x2="3.706cm" svg:y2="3.669cm"><text:p/></draw:line><draw:line draw:style-name="gr3" draw:text-style-name="P67" svg:x1="8.608cm" svg:y1="-0.034cm" svg:x2="8.608cm" svg:y2="3.669cm"><text:p/></draw:line><draw:line draw:style-name="gr3" draw:text-style-name="P67" svg:x1="7.904cm" svg:y1="-0.034cm" svg:x2="7.904cm" svg:y2="3.669cm"><text:p/></draw:line><draw:line draw:style-name="gr3" draw:text-style-name="P67" svg:x1="7.209cm" svg:y1="-0.034cm" svg:x2="7.209cm" svg:y2="3.669cm"><text:p/></draw:line><draw:line draw:style-name="gr3" draw:text-style-name="P67" svg:x1="6.507cm" svg:y1="-0.034cm" svg:x2="6.507cm" svg:y2="3.669cm"><text:p/></draw:line><draw:line draw:style-name="gr5" draw:text-style-name="P67" svg:x1="2.308cm" svg:y1="1.067cm" svg:x2="2.308cm" svg:y2="2.468cm"><text:p/></draw:line><draw:line draw:style-name="gr4" draw:text-style-name="P67" svg:x1="0.905cm" svg:y1="1.067cm" svg:x2="0.905cm" svg:y2="2.468cm"><text:p/></draw:line><draw:line draw:style-name="gr4" draw:text-style-name="P67" svg:x1="3.706cm" svg:y1="1.767cm" svg:x2="0.905cm" svg:y2="2.468cm"><text:p/></draw:line><draw:line draw:style-name="gr4" draw:text-style-name="P67" svg:x1="1.605cm" svg:y1="3.166cm" svg:x2="0.905cm" svg:y2="2.465cm"><text:p/></draw:line><draw:line draw:style-name="gr4" draw:text-style-name="P67" svg:x1="0.905cm" svg:y1="1.066cm" svg:x2="1.605cm" svg:y2="0.365cm"><text:p/></draw:line><draw:line draw:style-name="gr72" draw:text-style-name="P86" svg:x1="5.109cm" svg:y1="1.067cm" svg:x2="6.509cm" svg:y2="3.169cm"><text:p/></draw:line><draw:ellipse draw:style-name="gr73" draw:text-style-name="P85" svg:width="2.809cm" svg:height="0.966cm" draw:transform="rotate (-3.14159265358979) translate (7.91456944444444cm 1.57691666666667cm)" draw:kind="arc" draw:start-angle="181.67" draw:end-angle="356.19"><text:p/></draw:ellipse><draw:ellipse draw:style-name="gr74" draw:text-style-name="P85" svg:width="2.807cm" svg:height="0.966cm" svg:x="5.106cm" svg:y="0.563cm" draw:kind="arc" draw:start-angle="183.8" draw:end-angle="358.33"><text:p/></draw:ellipse><draw:line draw:style-name="gr75" draw:text-style-name="P86" svg:x1="6.507cm" svg:y1="3.169cm" svg:x2="7.912cm" svg:y2="1.06cm"><text:p/></draw:line><draw:line draw:style-name="gr76" draw:text-style-name="P67" svg:x1="3.705cm" svg:y1="1.768cm" svg:x2="0.905cm" svg:y2="1.067cm"><text:p/></draw:line><draw:line draw:style-name="gr76" draw:text-style-name="P67" svg:x1="3.706cm" svg:y1="1.766cm" svg:x2="1.605cm" svg:y2="0.365cm"><text:p/></draw:line><draw:line draw:style-name="gr76" draw:text-style-name="P67" svg:x1="3.707cm" svg:y1="1.767cm" svg:x2="1.607cm" svg:y2="3.166cm"><text:p/></draw:line><draw:line draw:style-name="gr77" draw:text-style-name="P67" svg:x1="3.705cm" svg:y1="1.767cm" svg:x2="2.309cm" svg:y2="2.468cm"><text:p/></draw:line><draw:line draw:style-name="gr77" draw:text-style-name="P67" svg:x1="2.309cm" svg:y1="2.457cm" svg:x2="1.614cm" svg:y2="3.158cm"><text:p/></draw:line><draw:line draw:style-name="gr77" draw:text-style-name="P67" svg:x1="2.306cm" svg:y1="1.064cm" svg:x2="1.563cm" svg:y2="0.403cm"><text:p/></draw:line><draw:line draw:style-name="gr77" draw:text-style-name="P67" svg:x1="3.705cm" svg:y1="1.768cm" svg:x2="2.309cm" svg:y2="1.067cm"><text:p/></draw:line></draw:g><text:span text:style-name="Bold_5f_niv2"><text:span text:style-name="T24"/></text:span></text:h>
      <text:h text:style-name="P53" text:outline-level="1"><text:span text:style-name="Bold_5f_niv2"><text:span text:style-name="T24"/></text:span></text:h>
      <text:h text:style-name="P53" text:outline-level="1"><text:span text:style-name="Bold_5f_niv2"><text:span text:style-name="T24"/></text:span></text:h>
      <text:h text:style-name="P54" text:outline-level="1"><text:span text:style-name="_5f_BVS"><text:span text:style-name="T26"/></text:span></text:h>
      <text:h text:style-name="P54" text:outline-level="1"><text:span text:style-name="_5f_BVS"><text:span text:style-name="T26"/></text:span></text:h>
      <text:list xml:id="list102259111124932" text:continue-numbering="true" text:style-name="Num_5f_Exo">
        <text:list-item>
          <text:h text:style-name="P59" text:outline-level="1"><draw:g text:anchor-type="paragraph" draw:z-index="26" draw:name="Forme3" draw:style-name="gr1"><draw:ellipse draw:style-name="gr69" draw:text-style-name="P85" svg:width="2.292cm" svg:height="0.496cm" svg:x="6.617cm" svg:y="1.593cm" draw:kind="arc" draw:start-angle="181.67" draw:end-angle="356.19"><text:p/></draw:ellipse><draw:line draw:style-name="gr70" draw:text-style-name="P86" svg:x1="7.752cm" svg:y1="0.167cm" svg:x2="6.641cm" svg:y2="1.824cm"><text:p/></draw:line><draw:line draw:style-name="gr70" draw:text-style-name="P86" svg:x1="7.75cm" svg:y1="0.181cm" svg:x2="8.916cm" svg:y2="1.854cm"><text:p/></draw:line><draw:ellipse draw:style-name="gr71" draw:text-style-name="P85" svg:width="2.294cm" svg:height="0.502cm" draw:transform="rotate (-3.14159265358979) translate (8.905875cm 2.10961111111111cm)" draw:kind="arc" draw:start-angle="181.67" draw:end-angle="356.19"><text:p/></draw:ellipse></draw:g><text:span text:style-name="_5f_BVS"><text:span text:style-name="T26"> C</text:span></text:span><text:span text:style-name="_5f_BVS"><text:span text:style-name="T28">onstruis </text:span></text:span><text:span text:style-name="_5f_BVS"><text:span text:style-name="T37">les vues de dessus et </text:span></text:span></text:h>
          <text:h text:style-name="P60" text:outline-level="1"><text:span text:style-name="_5f_BVS"><text:span text:style-name="T37">de face </text:span></text:span><text:span text:style-name="_5f_BVS"><text:span text:style-name="T26">d’</text:span></text:span><text:span text:style-name="_5f_BVS"><text:span text:style-name="T27">un cône </text:span></text:span><text:span text:style-name="_5f_BVS"><text:span text:style-name="T28">dont le rayon est </text:span></text:span></text:h>
          <text:h text:style-name="P60" text:outline-level="1"><text:span text:style-name="_5f_BVS"><text:span text:style-name="T28">de 2 cm et la génératrice de 4 cm</text:span></text:span><text:span text:style-name="_5f_BVS"><text:span text:style-name="T13">.</text:span></text:span></text:h>
          <text:h text:style-name="P61" text:outline-level="1"><draw:g text:anchor-type="paragraph" draw:z-index="30" draw:name="Forme12" draw:style-name="gr1"><draw:custom-shape draw:style-name="gr22" draw:text-style-name="P68" svg:width="4.001cm" svg:height="4.001cm" svg:x="0.333cm" svg:y="0.8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77" svg:width="0.75cm" svg:height="0.502cm" svg:x="2.028cm" svg:y="2.594cm"><draw:text-box><text:p text:style-name="P76"><text:span text:style-name="T69">•</text:span></text:p></draw:text-box></draw:frame><draw:frame draw:style-name="gr24" draw:text-style-name="P79" svg:width="4.001cm" svg:height="0.75cm" svg:x="0.333cm" svg:y="4.835cm"><draw:text-box><text:p text:style-name="P78"><text:span text:style-name="T70">vue de dessus</text:span></text:p></draw:text-box></draw:frame><draw:frame draw:style-name="gr24" draw:text-style-name="P79" svg:width="4.001cm" svg:height="0.75cm" svg:x="4.833cm" svg:y="4.835cm"><draw:text-box><text:p text:style-name="P78"><text:span text:style-name="T70">vue de face</text:span></text:p></draw:text-box></draw:frame><draw:line draw:style-name="gr14" draw:text-style-name="P68" svg:x1="4.833cm" svg:y1="4.84cm" svg:x2="6.833cm" svg:y2="4.84cm"><text:p/></draw:line><draw:line draw:style-name="gr14" draw:text-style-name="P68" svg:x1="6.833cm" svg:y1="4.84cm" svg:x2="8.833cm" svg:y2="4.84cm"><text:p/></draw:line><draw:line draw:style-name="gr14" draw:text-style-name="P68" svg:x1="4.833cm" svg:y1="4.834cm" svg:x2="6.833cm" svg:y2="1.38cm"><text:p/></draw:line><draw:line draw:style-name="gr14" draw:text-style-name="P68" svg:x1="8.833cm" svg:y1="4.834cm" svg:x2="6.833cm" svg:y2="1.38cm"><text:p/></draw:line><draw:line draw:style-name="gr25" draw:text-style-name="P68" svg:x1="4.288cm" svg:y1="2.831cm" svg:x2="2.388cm" svg:y2="2.831cm"><text:p/></draw:line><draw:frame draw:style-name="gr24" draw:text-style-name="P79" svg:width="2.001cm" svg:height="0.75cm" svg:x="5.831cm" svg:y="4.289cm"><draw:text-box><text:p text:style-name="P78"><text:span text:style-name="T70">4 cm</text:span></text:p></draw:text-box></draw:frame><draw:frame draw:style-name="gr24" draw:text-style-name="P79" svg:width="2.001cm" svg:height="0.75cm" draw:transform="rotate (1.03812183908623) translate (4.80306944444444cm 3.762375cm)"><draw:text-box><text:p text:style-name="P78"><text:span text:style-name="T70">4 cm</text:span></text:p></draw:text-box></draw:frame><draw:frame draw:style-name="gr24" draw:text-style-name="P79" svg:width="2.001cm" svg:height="0.75cm" draw:transform="rotate (-1.02346107336947) translate (7.87929166666667cm 2.08315277777778cm)"><draw:text-box><text:p text:style-name="P78"><text:span text:style-name="T70">4 cm</text:span></text:p></draw:text-box></draw:frame><draw:frame draw:style-name="gr24" draw:text-style-name="P79" svg:width="2.001cm" svg:height="0.75cm" svg:x="2.333cm" svg:y="2.734cm"><draw:text-box><text:p text:style-name="P78"><text:span text:style-name="T70">2 cm</text:span></text:p></draw:text-box></draw:frame></draw:g><text:span text:style-name="_5f_BVS"/></text:h>
        </text:list-item>
      </text:list>
      <text:h text:style-name="P55" text:outline-level="1"><text:span text:style-name="_5f_BVS"/></text:h>
      <text:h text:style-name="P55" text:outline-level="1"><text:span text:style-name="_5f_BVS"/></text:h>
      <text:h text:style-name="P55" text:outline-level="1"><text:span text:style-name="_5f_BVS"/></text:h>
      <text:h text:style-name="P55" text:outline-level="1"><text:span text:style-name="_5f_BVS"/></text:h>
      <text:list xml:id="list102259431896887" text:continue-numbering="true" text:style-name="Num_5f_Exo">
        <text:list-item>
          <text:h text:style-name="P65" text:outline-level="1"><text:span text:style-name="_5f_BVS"><text:span text:style-name="T36"> LMNOP</text:span></text:span><text:span text:style-name="_5f_BVS"><text:span text:style-name="T65">Q</text:span></text:span><text:span text:style-name="_5f_BVS"><text:span text:style-name="T36">R</text:span></text:span><text:span text:style-name="_5f_BVS"><text:span text:style-name="T65">S</text:span></text:span><text:span text:style-name="_5f_BVS"><text:span text:style-name="T36"> est un cube. Donne la nature de chacune des faces de la pyramide ORST.</text:span></text:span></text:h>
          <text:p text:style-name="P35"><text:span text:style-name="_5f_BVS"><draw:g text:anchor-type="as-char" svg:y="0cm" draw:z-index="23" draw:name="Forme7" draw:style-name="gr86"><draw:frame draw:style-name="gr87" draw:text-style-name="P92" svg:width="1.195cm" svg:height="0.892cm" svg:x="1.575cm" svg:y="0cm"><draw:text-box><text:p text:style-name="P91"><text:span text:style-name="T75">M</text:span></text:p></draw:text-box></draw:frame><draw:line draw:style-name="gr88" draw:text-style-name="P93" svg:x1="0.726cm" svg:y1="1.491cm" svg:x2="3.675cm" svg:y2="1.488cm"><text:p/></draw:line><draw:line draw:style-name="gr89" draw:text-style-name="P93" svg:x1="3.675cm" svg:y1="1.488cm" svg:x2="3.675cm" svg:y2="4.751cm"><text:p/></draw:line><draw:line draw:style-name="gr88" draw:text-style-name="P93" svg:x1="0.725cm" svg:y1="4.757cm" svg:x2="3.674cm" svg:y2="4.757cm"><text:p/></draw:line><draw:line draw:style-name="gr88" draw:text-style-name="P93" svg:x1="0.726cm" svg:y1="1.489cm" svg:x2="2.2cm" svg:y2="0.676cm"><text:p/></draw:line><draw:line draw:style-name="gr88" draw:text-style-name="P93" svg:x1="3.675cm" svg:y1="1.489cm" svg:x2="5.149cm" svg:y2="0.676cm"><text:p/></draw:line><draw:line draw:style-name="gr88" draw:text-style-name="P93" svg:x1="2.2cm" svg:y1="0.679cm" svg:x2="5.149cm" svg:y2="0.676cm"><text:p/></draw:line><draw:line draw:style-name="gr89" draw:text-style-name="P93" svg:x1="3.675cm" svg:y1="4.751cm" svg:x2="5.149cm" svg:y2="3.935cm"><text:p/></draw:line><draw:line draw:style-name="gr88" draw:text-style-name="P93" svg:x1="5.149cm" svg:y1="0.676cm" svg:x2="5.149cm" svg:y2="3.936cm"><text:p/></draw:line><draw:line draw:style-name="gr90" draw:text-style-name="P93" svg:x1="2.2cm" svg:y1="0.676cm" svg:x2="2.2cm" svg:y2="3.936cm"><text:p/></draw:line><draw:line draw:style-name="gr90" draw:text-style-name="P93" svg:x1="0.725cm" svg:y1="4.753cm" svg:x2="2.201cm" svg:y2="3.94cm"><text:p/></draw:line><draw:line draw:style-name="gr90" draw:text-style-name="P93" svg:x1="2.2cm" svg:y1="3.938cm" svg:x2="5.149cm" svg:y2="3.935cm"><text:p/></draw:line><draw:line draw:style-name="gr89" draw:text-style-name="P93" svg:x1="3.674cm" svg:y1="1.488cm" svg:x2="2.2cm" svg:y2="4.751cm"><text:p/></draw:line><draw:line draw:style-name="gr89" draw:text-style-name="P93" svg:x1="2.2cm" svg:y1="4.757cm" svg:x2="3.674cm" svg:y2="4.757cm"><text:p/></draw:line><draw:line draw:style-name="gr91" draw:text-style-name="P93" svg:x1="2.215cm" svg:y1="4.731cm" svg:x2="5.127cm" svg:y2="3.915cm"><text:p/></draw:line><draw:line draw:style-name="gr89" draw:text-style-name="P93" svg:x1="3.675cm" svg:y1="1.488cm" svg:x2="5.149cm" svg:y2="3.935cm"><text:p/></draw:line><draw:g draw:style-name="gr2"><draw:line draw:style-name="gr88" draw:text-style-name="P93" svg:x1="3.103cm" svg:y1="4.596cm" svg:x2="3.268cm" svg:y2="4.836cm"><text:p/></draw:line><draw:line draw:style-name="gr88" draw:text-style-name="P93" svg:x1="3.082cm" svg:y1="4.672cm" svg:x2="3.246cm" svg:y2="4.912cm"><text:p/></draw:line></draw:g><draw:frame draw:style-name="gr87" draw:text-style-name="P92" svg:width="0.976cm" svg:height="0.892cm" svg:x="0cm" svg:y="0.977cm"><draw:text-box><text:p text:style-name="P91"><text:span text:style-name="T75">L</text:span></text:p></draw:text-box></draw:frame><draw:frame draw:style-name="gr87" draw:text-style-name="P92" svg:width="1.116cm" svg:height="0.892cm" svg:x="4.886cm" svg:y="0.078cm"><draw:text-box><text:p text:style-name="P91"><text:span text:style-name="T75">N</text:span></text:p></draw:text-box></draw:frame><draw:frame draw:style-name="gr92" draw:text-style-name="P92" svg:width="1.077cm" svg:height="0.89cm" svg:x="3.007cm" svg:y="0.808cm"><draw:text-box><text:p text:style-name="P91"><text:span text:style-name="T75">O</text:span></text:p></draw:text-box></draw:frame><draw:frame draw:style-name="gr87" draw:text-style-name="P92" svg:width="1.045cm" svg:height="0.892cm" svg:x="1.367cm" svg:y="3.251cm"><draw:text-box><text:p text:style-name="P91"><text:span text:style-name="T75">Q</text:span></text:p></draw:text-box></draw:frame><draw:frame draw:style-name="gr87" draw:text-style-name="P92" svg:width="0.955cm" svg:height="0.892cm" svg:x="0cm" svg:y="4.44cm"><draw:text-box><text:p text:style-name="P91"><text:span text:style-name="T75">P</text:span></text:p></draw:text-box></draw:frame><draw:frame draw:style-name="gr87" draw:text-style-name="P92" svg:width="0.978cm" svg:height="0.892cm" svg:x="4.817cm" svg:y="3.852cm"><draw:text-box><text:p text:style-name="P91"><text:span text:style-name="T75">R</text:span></text:p></draw:text-box></draw:frame><draw:frame draw:style-name="gr87" draw:text-style-name="P92" svg:width="0.994cm" svg:height="0.892cm" svg:x="3.351cm" svg:y="4.65cm"><draw:text-box><text:p text:style-name="P91"><text:span text:style-name="T75">S</text:span></text:p></draw:text-box></draw:frame><draw:frame draw:style-name="gr92" draw:text-style-name="P92" svg:width="1.299cm" svg:height="0.89cm" svg:x="1.545cm" svg:y="4.106cm"><draw:text-box><text:p text:style-name="P91"><text:span text:style-name="T75">T</text:span></text:p></draw:text-box></draw:frame><draw:line draw:style-name="gr93" draw:text-style-name="P94" svg:x1="0.729cm" svg:y1="1.499cm" svg:x2="0.729cm" svg:y2="4.745cm"><text:p/></draw:line><draw:g draw:style-name="gr2"><draw:line draw:style-name="gr88" draw:text-style-name="P93" svg:x1="1.503cm" svg:y1="4.608cm" svg:x2="1.668cm" svg:y2="4.848cm"><text:p/></draw:line><draw:line draw:style-name="gr88" draw:text-style-name="P93" svg:x1="1.48cm" svg:y1="4.68cm" svg:x2="1.644cm" svg:y2="4.919cm"><text:p/></draw:line></draw:g></draw:g></text:span></text:p>
        </text:list-item>
      </text:list>
      <text:p text:style-name="P33"><text:span text:style-name="_5f_pointillés_20_gris"><text:span text:style-name="T47">• </text:span></text:span><text:span text:style-name="_5f_pointillés_20_gris"><text:span text:style-name="T45">OST est un triangle rectangle en S.</text:span></text:span></text:p>
      <text:p text:style-name="P33"><text:span text:style-name="_5f_pointillés_20_gris"><text:span text:style-name="T47">• </text:span></text:span><text:span text:style-name="_5f_pointillés_20_gris"><text:span text:style-name="T45">OSR est un triangle rectangle et isocèle en S.</text:span></text:span></text:p>
      <text:p text:style-name="P33"><text:span text:style-name="_5f_pointillés_20_gris"><text:span text:style-name="T47">• </text:span></text:span><text:span text:style-name="_5f_pointillés_20_gris"><text:span text:style-name="T45">OTR est un triangle </text:span></text:span><text:span text:style-name="_5f_pointillés_20_gris"><text:span text:style-name="T46">isocèle en T </text:span></text:span><text:span text:style-name="_5f_pointillés_20_gris"><text:span text:style-name="T47">(mais non équilatéral car [RO] est une diagonale complète d’une face tandis que [RT] et [OT] non)</text:span></text:span><text:span text:style-name="_5f_pointillés_20_gris"><text:span text:style-name="T46">.</text:span></text:span></text:p>
      <text:p text:style-name="P33"><text:span text:style-name="_5f_pointillés_20_gris"><text:span text:style-name="T50">• </text:span></text:span><text:span text:style-name="_5f_pointillés_20_gris"><text:span text:style-name="T49">RTS est un triangle rectangle en S.</text:span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p text:style-name="P33"><text:span text:style-name="_5f_pointillés_20_gris"><text:span text:style-name="T49"/></text:span></text:p>
      <text:list xml:id="list102259914722668" text:continue-numbering="true" text:style-name="Num_5f_Exo">
        <text:list-item>
          <text:h text:style-name="P62" text:outline-level="1"><text:soft-page-break/><text:span text:style-name="_5f_BVS"> </text:span><text:span text:style-name="_5f_BVS"><text:span text:style-name="T14">Sur les figures en perspective cavalière d’un pavé droit ABCDFGH</text:span></text:span><text:span text:style-name="_5f_BVS"><text:span text:style-name="T64">E</text:span></text:span><text:span text:style-name="_5f_BVS"><text:span text:style-name="T14"> ci-dessous, représente les pyramides demandées. </text:span></text:span></text:h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2919104304448">
          <table:table-cell table:style-name="Tableau1.A1" office:value-type="string">
            <text:list xml:id="list2804962279" text:style-name="liste_5f_abc">
              <text:list-item>
                <text:p text:style-name="P36">ADCHE</text:p>
              </text:list-item>
            </text:list>
          </table:table-cell>
          <table:table-cell table:style-name="Tableau1.A1" office:value-type="string">
            <text:p text:style-name="P32"><draw:g text:anchor-type="as-char" draw:z-index="27" draw:name="Forme1_0" draw:style-name="gr40"><draw:g draw:style-name="gr2"><draw:line draw:style-name="gr43" draw:text-style-name="P83" svg:x1="0.319cm" svg:y1="2.485cm" svg:x2="0.319cm" svg:y2="0.986cm"><text:p/></draw:line><draw:line draw:style-name="gr43" draw:text-style-name="P83" svg:x1="2.818cm" svg:y1="2.485cm" svg:x2="0.319cm" svg:y2="2.485cm"><text:p/></draw:line><draw:line draw:style-name="gr43" draw:text-style-name="P83" svg:x1="2.818cm" svg:y1="0.986cm" svg:x2="2.818cm" svg:y2="2.485cm"><text:p/></draw:line><draw:line draw:style-name="gr43" draw:text-style-name="P83" svg:x1="0.319cm" svg:y1="0.986cm" svg:x2="2.818cm" svg:y2="0.986cm"><text:p/></draw:line><draw:line draw:style-name="gr43" draw:text-style-name="P83" svg:x1="1.319cm" svg:y1="0.485cm" svg:x2="0.319cm" svg:y2="0.986cm"><text:p/></draw:line><draw:line draw:style-name="gr43" draw:text-style-name="P83" svg:x1="3.818cm" svg:y1="0.485cm" svg:x2="2.818cm" svg:y2="0.986cm"><text:p/></draw:line><draw:line draw:style-name="gr43" draw:text-style-name="P83" svg:x1="3.818cm" svg:y1="0.485cm" svg:x2="1.319cm" svg:y2="0.485cm"><text:p/></draw:line><draw:line draw:style-name="gr43" draw:text-style-name="P83" svg:x1="2.818cm" svg:y1="2.485cm" svg:x2="3.818cm" svg:y2="1.984cm"><text:p/></draw:line><draw:line draw:style-name="gr43" draw:text-style-name="P83" svg:x1="3.818cm" svg:y1="0.485cm" svg:x2="3.818cm" svg:y2="1.984cm"><text:p/></draw:line><draw:line draw:style-name="gr57" draw:text-style-name="P83" svg:x1="0.319cm" svg:y1="2.485cm" svg:x2="1.319cm" svg:y2="1.984cm"><text:p/></draw:line><draw:line draw:style-name="gr58" draw:text-style-name="P83" svg:x1="1.319cm" svg:y1="0.485cm" svg:x2="1.319cm" svg:y2="1.984cm"><text:p/></draw:line><draw:line draw:style-name="gr59" draw:text-style-name="P83" svg:x1="3.818cm" svg:y1="1.984cm" svg:x2="1.319cm" svg:y2="1.984cm"><text:p/></draw:line><draw:frame draw:style-name="gr60" draw:text-style-name="P84" svg:width="0.216cm" svg:height="0.5cm" svg:x="1.185cm" svg:y="0cm"><draw:text-box><text:p text:style-name="P76"><text:span text:style-name="T72">F</text:span></text:p></draw:text-box></draw:frame><draw:frame draw:style-name="gr61" draw:text-style-name="P84" svg:width="0.258cm" svg:height="0.428cm" svg:x="2.877cm" svg:y="0.919cm"><draw:text-box><text:p text:style-name="P76"><text:span text:style-name="T72">B</text:span></text:p></draw:text-box></draw:frame><draw:frame draw:style-name="gr62" draw:text-style-name="P84" svg:width="0.271cm" svg:height="0.428cm" svg:x="3.858cm" svg:y="1.886cm"><draw:text-box><text:p text:style-name="P76"><text:span text:style-name="T72">H</text:span></text:p></draw:text-box></draw:frame><draw:frame draw:style-name="gr63" draw:text-style-name="P84" svg:width="0.339cm" svg:height="0.5cm" svg:x="1.021cm" svg:y="1.57cm"><draw:text-box><text:p text:style-name="P76"><text:span text:style-name="T72">E </text:span></text:p></draw:text-box></draw:frame><draw:frame draw:style-name="gr64" draw:text-style-name="P84" svg:width="0.251cm" svg:height="0.5cm" svg:x="2.78cm" svg:y="2.484cm"><draw:text-box><text:p text:style-name="P76"><text:span text:style-name="T72">C</text:span></text:p></draw:text-box></draw:frame><draw:frame draw:style-name="gr65" draw:text-style-name="P84" svg:width="0.276cm" svg:height="0.5cm" svg:x="0cm" svg:y="2.369cm"><draw:text-box><text:p text:style-name="P76"><text:span text:style-name="T72">D</text:span></text:p></draw:text-box></draw:frame><draw:frame draw:style-name="gr66" draw:text-style-name="P84" svg:width="0.288cm" svg:height="0.5cm" svg:x="3.81cm" svg:y="0.097cm"><draw:text-box><text:p text:style-name="P76"><text:span text:style-name="T72">G</text:span></text:p></draw:text-box></draw:frame><draw:frame draw:style-name="gr67" draw:text-style-name="P84" svg:width="0.251cm" svg:height="0.5cm" svg:x="0.042cm" svg:y="0.538cm"><draw:text-box><text:p text:style-name="P76"><text:span text:style-name="T72">A</text:span></text:p></draw:text-box></draw:frame></draw:g><draw:polygon draw:style-name="gr55" draw:text-style-name="P68" svg:width="1.509cm" svg:height="2.491cm" draw:transform="rotate (-1.5707963267949) translate (2.813cm 0.982cm)" svg:viewBox="0 0 1510 2492" draw:points="0,2492 1510,2492 1510,0 11,2470"><text:p/></draw:polygon><draw:polyline draw:style-name="gr68" draw:text-style-name="P68" svg:width="3.323cm" svg:height="1.126cm" draw:transform="rotate (0.471762496814067) translate (0.342637158199865cm 2.48328883543307cm)" svg:viewBox="0 0 3324 1127" draw:points="0,1 1114,0 3324,1127"><text:p/></draw:polyline><draw:line draw:style-name="gr41" draw:text-style-name="P68" svg:x1="0.332cm" svg:y1="0.975cm" svg:x2="3.827cm" svg:y2="1.978cm"><text:p/></draw:line><draw:line draw:style-name="gr56" draw:text-style-name="P68" svg:x1="2.824cm" svg:y1="2.484cm" svg:x2="3.827cm" svg:y2="1.977cm"><text:p/></draw:line><draw:line draw:style-name="gr41" draw:text-style-name="P68" svg:x1="0.333cm" svg:y1="0.975cm" svg:x2="1.324cm" svg:y2="1.955cm"><text:p/></draw:line></draw:g></text:p>
          </table:table-cell>
        </table:table-row>
        <table:table-row table:style-name="TableLine2919104338176">
          <table:table-cell table:style-name="Tableau1.A1" office:value-type="string">
            <text:list xml:id="list102258960301493" text:continue-numbering="true" text:style-name="liste_5f_abc">
              <text:list-item>
                <text:p text:style-name="P36">BDCH</text:p>
              </text:list-item>
            </text:list>
          </table:table-cell>
          <table:table-cell table:style-name="Tableau1.A1" office:value-type="string">
            <text:p text:style-name="P32"><draw:g text:anchor-type="as-char" draw:z-index="28" draw:name="Forme2_0" draw:style-name="gr40"><draw:line draw:style-name="gr41" draw:text-style-name="P68" svg:x1="0.288cm" svg:y1="2.483cm" svg:x2="3.816cm" svg:y2="1.986cm"><text:p/></draw:line><draw:line draw:style-name="gr42" draw:text-style-name="P68" svg:x1="2.836cm" svg:y1="0.984cm" svg:x2="3.827cm" svg:y2="1.964cm"><text:p/></draw:line><draw:g draw:style-name="gr2"><draw:line draw:style-name="gr43" draw:text-style-name="P83" svg:x1="0.319cm" svg:y1="2.485cm" svg:x2="0.319cm" svg:y2="0.986cm"><text:p/></draw:line><draw:line draw:style-name="gr43" draw:text-style-name="P83" svg:x1="2.818cm" svg:y1="2.485cm" svg:x2="0.319cm" svg:y2="2.485cm"><text:p/></draw:line><draw:line draw:style-name="gr43" draw:text-style-name="P83" svg:x1="2.818cm" svg:y1="0.986cm" svg:x2="2.818cm" svg:y2="2.485cm"><text:p/></draw:line><draw:line draw:style-name="gr43" draw:text-style-name="P83" svg:x1="0.319cm" svg:y1="0.986cm" svg:x2="2.818cm" svg:y2="0.986cm"><text:p/></draw:line><draw:line draw:style-name="gr43" draw:text-style-name="P83" svg:x1="1.319cm" svg:y1="0.485cm" svg:x2="0.319cm" svg:y2="0.986cm"><text:p/></draw:line><draw:line draw:style-name="gr43" draw:text-style-name="P83" svg:x1="3.818cm" svg:y1="0.485cm" svg:x2="2.818cm" svg:y2="0.986cm"><text:p/></draw:line><draw:line draw:style-name="gr43" draw:text-style-name="P83" svg:x1="3.818cm" svg:y1="0.485cm" svg:x2="1.319cm" svg:y2="0.485cm"><text:p/></draw:line><draw:line draw:style-name="gr43" draw:text-style-name="P83" svg:x1="2.818cm" svg:y1="2.485cm" svg:x2="3.818cm" svg:y2="1.984cm"><text:p/></draw:line><draw:line draw:style-name="gr43" draw:text-style-name="P83" svg:x1="3.818cm" svg:y1="0.485cm" svg:x2="3.818cm" svg:y2="1.984cm"><text:p/></draw:line><draw:line draw:style-name="gr44" draw:text-style-name="P83" svg:x1="0.319cm" svg:y1="2.485cm" svg:x2="1.319cm" svg:y2="1.984cm"><text:p/></draw:line><draw:line draw:style-name="gr45" draw:text-style-name="P83" svg:x1="1.319cm" svg:y1="0.485cm" svg:x2="1.319cm" svg:y2="1.984cm"><text:p/></draw:line><draw:line draw:style-name="gr46" draw:text-style-name="P83" svg:x1="3.818cm" svg:y1="1.984cm" svg:x2="1.319cm" svg:y2="1.984cm"><text:p/></draw:line><draw:frame draw:style-name="gr47" draw:text-style-name="P84" svg:width="0.216cm" svg:height="0.5cm" svg:x="1.185cm" svg:y="0cm"><draw:text-box><text:p text:style-name="P76"><text:span text:style-name="T72">F</text:span></text:p></draw:text-box></draw:frame><draw:frame draw:style-name="gr48" draw:text-style-name="P84" svg:width="0.258cm" svg:height="0.428cm" svg:x="2.877cm" svg:y="0.919cm"><draw:text-box><text:p text:style-name="P76"><text:span text:style-name="T72">B</text:span></text:p></draw:text-box></draw:frame><draw:frame draw:style-name="gr49" draw:text-style-name="P84" svg:width="0.271cm" svg:height="0.428cm" svg:x="3.858cm" svg:y="1.886cm"><draw:text-box><text:p text:style-name="P76"><text:span text:style-name="T72">H</text:span></text:p></draw:text-box></draw:frame><draw:frame draw:style-name="gr50" draw:text-style-name="P84" svg:width="0.339cm" svg:height="0.5cm" svg:x="1.021cm" svg:y="1.57cm"><draw:text-box><text:p text:style-name="P76"><text:span text:style-name="T72">E </text:span></text:p></draw:text-box></draw:frame><draw:frame draw:style-name="gr51" draw:text-style-name="P84" svg:width="0.251cm" svg:height="0.5cm" svg:x="2.78cm" svg:y="2.484cm"><draw:text-box><text:p text:style-name="P76"><text:span text:style-name="T72">C</text:span></text:p></draw:text-box></draw:frame><draw:frame draw:style-name="gr52" draw:text-style-name="P84" svg:width="0.276cm" svg:height="0.5cm" svg:x="0cm" svg:y="2.369cm"><draw:text-box><text:p text:style-name="P76"><text:span text:style-name="T72">D</text:span></text:p></draw:text-box></draw:frame><draw:frame draw:style-name="gr53" draw:text-style-name="P84" svg:width="0.288cm" svg:height="0.5cm" svg:x="3.81cm" svg:y="0.097cm"><draw:text-box><text:p text:style-name="P76"><text:span text:style-name="T72">G</text:span></text:p></draw:text-box></draw:frame><draw:frame draw:style-name="gr54" draw:text-style-name="P84" svg:width="0.251cm" svg:height="0.5cm" svg:x="0.042cm" svg:y="0.538cm"><draw:text-box><text:p text:style-name="P76"><text:span text:style-name="T72">A</text:span></text:p></draw:text-box></draw:frame></draw:g><draw:polygon draw:style-name="gr55" draw:text-style-name="P68" svg:width="1.509cm" svg:height="2.491cm" draw:transform="rotate (1.5707963267949) translate (0.332000000000001cm 2.485cm)" svg:viewBox="0 0 1510 2492" draw:points="1510,2492 0,2492 0,0 1499,2470"><text:p/></draw:polygon><draw:line draw:style-name="gr56" draw:text-style-name="P68" svg:x1="2.824cm" svg:y1="2.472cm" svg:x2="3.827cm" svg:y2="1.965cm"><text:p/></draw:line></draw:g></text:p>
          </table:table-cell>
        </table:table-row>
      </table:table>
      <text:list xml:id="list102259153950339" text:continue-numbering="true" text:style-name="liste_5f_abc">
        <text:list-item>
          <text:p text:style-name="P38"><text:span text:style-name="_5f_BVS"><text:span text:style-name="T14">Pour chacune des pyramides, indique la nature de leurs faces. </text:span></text:span></text:p>
        </text:list-item>
      </text:list>
      <text:p text:style-name="P30"><text:span text:style-name="_5f_BVS"><text:span text:style-name="T43">•</text:span></text:span><text:span text:style-name="_5f_BVS"><text:span text:style-name="T44"> </text:span></text:span><text:span text:style-name="_5f_BVS"><text:span text:style-name="T15">Pyramide ADCHE : </text:span></text:span></text:p>
      <text:p text:style-name="P30"><text:span text:style-name="_5f_BVS"><text:span text:style-name="T58"><text:s text:c="4"/>- </text:span></text:span><text:span text:style-name="_5f_pointillés_20_gris"><text:span text:style-name="T56">ADC :</text:span></text:span><text:span text:style-name="_5f_pointillés_20_gris"><text:span text:style-name="T57"> triangle rectangle en </text:span></text:span><text:span text:style-name="_5f_pointillés_20_gris"><text:span text:style-name="T56">D</text:span></text:span><text:span text:style-name="_5f_pointillés_20_gris"><text:span text:style-name="T57">.</text:span></text:span></text:p>
      <text:p text:style-name="P33"><text:span text:style-name="_5f_pointillés_20_gris"><text:span text:style-name="T48"><text:s text:c="4"/></text:span></text:span><text:span text:style-name="_5f_BVS"><text:span text:style-name="T58">- </text:span></text:span><text:span text:style-name="_5f_pointillés_20_gris"><text:span text:style-name="T48">ADC </text:span></text:span><text:span text:style-name="_5f_pointillés_20_gris"><text:span text:style-name="T45">: triangle rectangle en </text:span></text:span><text:span text:style-name="_5f_pointillés_20_gris"><text:span text:style-name="T48">D</text:span></text:span><text:span text:style-name="_5f_pointillés_20_gris"><text:span text:style-name="T45">.</text:span></text:span></text:p>
      <text:p text:style-name="P33"><text:span text:style-name="_5f_pointillés_20_gris"><text:span text:style-name="T48"><text:s text:c="4"/></text:span></text:span><text:span text:style-name="_5f_BVS"><text:span text:style-name="T58">- </text:span></text:span><text:span text:style-name="_5f_pointillés_20_gris"><text:span text:style-name="T48">AEH </text:span></text:span><text:span text:style-name="_5f_pointillés_20_gris"><text:span text:style-name="T45">: triangle rectangle en </text:span></text:span><text:span text:style-name="_5f_pointillés_20_gris"><text:span text:style-name="T48">E</text:span></text:span><text:span text:style-name="_5f_pointillés_20_gris"><text:span text:style-name="T45">.</text:span></text:span></text:p>
      <text:p text:style-name="P33"><text:span text:style-name="_5f_pointillés_20_gris"><text:span text:style-name="T48"><text:s text:c="4"/></text:span></text:span><text:span text:style-name="_5f_BVS"><text:span text:style-name="T58">- </text:span></text:span><text:span text:style-name="_5f_pointillés_20_gris"><text:span text:style-name="T48">ACH </text:span></text:span><text:span text:style-name="_5f_pointillés_20_gris"><text:span text:style-name="T45">: triangle rectangle en </text:span></text:span><text:span text:style-name="_5f_pointillés_20_gris"><text:span text:style-name="T48">C</text:span></text:span><text:span text:style-name="_5f_pointillés_20_gris"><text:span text:style-name="T45">.</text:span></text:span></text:p>
      <text:p text:style-name="P33"><text:span text:style-name="_5f_pointillés_20_gris"><text:span text:style-name="T51"><text:s text:c="4"/></text:span></text:span><text:span text:style-name="_5f_BVS"><text:span text:style-name="T53">- </text:span></text:span><text:span text:style-name="_5f_pointillés_20_gris"><text:span text:style-name="T51">DEHC : </text:span></text:span><text:span text:style-name="_5f_pointillés_20_gris"><text:span text:style-name="T52"><text:s/>rectangle.</text:span></text:span></text:p>
      <text:h text:style-name="P66" text:outline-level="1"><text:span text:style-name="_5f_BVS"><text:span text:style-name="T43">•</text:span></text:span><text:span text:style-name="_5f_BVS"><text:span text:style-name="T44"> </text:span></text:span><text:span text:style-name="_5f_BVS"><text:span text:style-name="T15">Pyramide BDCH : </text:span></text:span></text:h>
      <text:h text:style-name="P66" text:outline-level="1"><text:span text:style-name="_5f_BVS"><text:span text:style-name="T58"><text:s text:c="4"/>- </text:span></text:span><text:span text:style-name="_5f_BVS"><text:span text:style-name="T16">BCD</text:span></text:span><text:span text:style-name="_5f_pointillés_20_gris"><text:span text:style-name="T56"> </text:span></text:span><text:span text:style-name="_5f_pointillés_20_gris"><text:span text:style-name="T57">: triangle rectangle en </text:span></text:span><text:span text:style-name="_5f_pointillés_20_gris"><text:span text:style-name="T56">C</text:span></text:span><text:span text:style-name="_5f_pointillés_20_gris"><text:span text:style-name="T57">.</text:span></text:span></text:h>
      <text:h text:style-name="P66" text:outline-level="1"><text:span text:style-name="_5f_BVS"><text:span text:style-name="T58"><text:s text:c="4"/>- </text:span></text:span><text:span text:style-name="_5f_BVS"><text:span text:style-name="T16">BCH</text:span></text:span><text:span text:style-name="_5f_pointillés_20_gris"><text:span text:style-name="T56"> </text:span></text:span><text:span text:style-name="_5f_pointillés_20_gris"><text:span text:style-name="T57">: triangle rectangle en </text:span></text:span><text:span text:style-name="_5f_pointillés_20_gris"><text:span text:style-name="T56">C</text:span></text:span><text:span text:style-name="_5f_pointillés_20_gris"><text:span text:style-name="T57">.</text:span></text:span></text:h>
      <text:h text:style-name="P66" text:outline-level="1"><text:span text:style-name="_5f_BVS"><text:span text:style-name="T58"><text:s text:c="4"/>- </text:span></text:span><text:span text:style-name="_5f_BVS"><text:span text:style-name="T16">DCH</text:span></text:span><text:span text:style-name="_5f_pointillés_20_gris"><text:span text:style-name="T56"> </text:span></text:span><text:span text:style-name="_5f_pointillés_20_gris"><text:span text:style-name="T57">: triangle rectangle en </text:span></text:span><text:span text:style-name="_5f_pointillés_20_gris"><text:span text:style-name="T56">C</text:span></text:span><text:span text:style-name="_5f_pointillés_20_gris"><text:span text:style-name="T57">.</text:span></text:span></text:h>
      <text:h text:style-name="P66" text:outline-level="1"><text:span text:style-name="_5f_BVS"><text:span text:style-name="T53">- </text:span></text:span><text:span text:style-name="_5f_BVS"><text:span text:style-name="T18">BH</text:span></text:span><text:span text:style-name="_5f_pointillés_20_gris"><text:span text:style-name="T54">D</text:span></text:span><text:span text:style-name="_5f_pointillés_20_gris"><text:span text:style-name="T59"> : triangle </text:span></text:span><text:span text:style-name="_5f_pointillés_20_gris"><text:span text:style-name="T55">d</text:span></text:span><text:span text:style-name="_5f_pointillés_20_gris"><text:span text:style-name="T51">ont on peut rien dire de précis.</text:span></text:span></text:h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p text:style-name="P31"><text:span text:style-name="_5f_pointillés_20_gris"><text:span text:style-name="T17"/></text:span></text:p>
      <text:list xml:id="list102260633365418" text:continue-list="list102259914722668" text:style-name="Num_5f_Exo">
        <text:list-item>
          <text:h text:style-name="P63" text:outline-level="1"><draw:g text:anchor-type="paragraph" draw:z-index="20" draw:name="Forme10" draw:style-name="gr106"><draw:line draw:style-name="gr107" draw:text-style-name="P99" svg:x1="5.931cm" svg:y1="1.822cm" svg:x2="7.067cm" svg:y2="1.822cm"><text:p/></draw:line><draw:line draw:style-name="gr108" draw:text-style-name="P99" svg:x1="5.931cm" svg:y1="2.958cm" svg:x2="7.067cm" svg:y2="2.958cm"><text:p/></draw:line><draw:line draw:style-name="gr109" draw:text-style-name="P99" svg:x1="7.067cm" svg:y1="1.822cm" svg:x2="7.067cm" svg:y2="2.956cm"><text:p/></draw:line><draw:line draw:style-name="gr110" draw:text-style-name="P99" svg:x1="7.447cm" svg:y1="0.686cm" svg:x2="8.583cm" svg:y2="0.686cm"><text:p/></draw:line><draw:line draw:style-name="gr111" draw:text-style-name="P99" svg:x1="7.447cm" svg:y1="1.822cm" svg:x2="8.583cm" svg:y2="1.822cm"><text:p/></draw:line><draw:line draw:style-name="gr112" draw:text-style-name="P99" svg:x1="5.93cm" svg:y1="1.824cm" svg:x2="7.449cm" svg:y2="0.686cm"><text:p/></draw:line><draw:line draw:style-name="gr113" draw:text-style-name="P99" svg:x1="7.073cm" svg:y1="2.967cm" svg:x2="8.585cm" svg:y2="1.822cm"><text:p/></draw:line><draw:line draw:style-name="gr114" draw:text-style-name="P99" svg:x1="7.067cm" svg:y1="1.822cm" svg:x2="8.58cm" svg:y2="0.686cm"><text:p/></draw:line><draw:line draw:style-name="gr115" draw:text-style-name="P99" svg:x1="5.931cm" svg:y1="2.956cm" svg:x2="7.444cm" svg:y2="1.822cm"><text:p/></draw:line><draw:line draw:style-name="gr116" draw:text-style-name="P99" svg:x1="7.066cm" svg:y1="1.841cm" svg:x2="7.445cm" svg:y2="0.679cm"><text:p/></draw:line><draw:line draw:style-name="gr117" draw:text-style-name="P99" svg:x1="5.944cm" svg:y1="2.925cm" svg:x2="7.461cm" svg:y2="0.695cm"><text:p/></draw:line><draw:line draw:style-name="gr118" draw:text-style-name="P99" svg:x1="8.581cm" svg:y1="0.679cm" svg:x2="8.583cm" svg:y2="1.822cm"><text:p/></draw:line><draw:line draw:style-name="gr119" draw:text-style-name="P99" svg:x1="7.447cm" svg:y1="0.686cm" svg:x2="7.447cm" svg:y2="1.822cm"><text:p/></draw:line><draw:line draw:style-name="gr120" draw:text-style-name="P99" svg:x1="5.931cm" svg:y1="1.808cm" svg:x2="5.931cm" svg:y2="2.983cm"><text:p/></draw:line><draw:line draw:style-name="gr121" draw:text-style-name="P99" svg:x1="7.449cm" svg:y1="0.695cm" svg:x2="7.087cm" svg:y2="2.96cm"><text:p/></draw:line><draw:frame draw:style-name="gr122" draw:text-style-name="P100" svg:width="0.364cm" svg:height="0.447cm" svg:x="8.618cm" svg:y="0.388cm"><draw:text-box><text:p text:style-name="P76"><text:span text:style-name="T78">F</text:span></text:p></draw:text-box></draw:frame><draw:frame draw:style-name="gr123" draw:text-style-name="P100" svg:width="0.364cm" svg:height="0.447cm" svg:x="7.202cm" svg:y="0.309cm"><draw:text-box><text:p text:style-name="P76"><text:span text:style-name="T78">E</text:span></text:p></draw:text-box></draw:frame><draw:frame draw:style-name="gr124" draw:text-style-name="P100" svg:width="0.362cm" svg:height="0.447cm" svg:x="8.645cm" svg:y="1.63cm"><draw:text-box><text:p text:style-name="P76"><text:span text:style-name="T78">G</text:span></text:p></draw:text-box></draw:frame><draw:frame draw:style-name="gr125" draw:text-style-name="P100" svg:width="0.362cm" svg:height="0.447cm" svg:x="6.74cm" svg:y="1.815cm"><draw:text-box><text:p text:style-name="P76"><text:span text:style-name="T78">B</text:span></text:p></draw:text-box></draw:frame><draw:frame draw:style-name="gr126" draw:text-style-name="P100" svg:width="0.364cm" svg:height="0.447cm" svg:x="7.057cm" svg:y="2.927cm"><draw:text-box><text:p text:style-name="P76"><text:span text:style-name="T78">C</text:span></text:p></draw:text-box></draw:frame><draw:frame draw:style-name="gr127" draw:text-style-name="P100" svg:width="0.362cm" svg:height="0.447cm" svg:x="5.604cm" svg:y="2.902cm"><draw:text-box><text:p text:style-name="P76"><text:span text:style-name="T78">D</text:span></text:p></draw:text-box></draw:frame><draw:frame draw:style-name="gr128" draw:text-style-name="P100" svg:width="0.364cm" svg:height="0.447cm" svg:x="7.535cm" svg:y="1.447cm"><draw:text-box><text:p text:style-name="P76"><text:span text:style-name="T78">H</text:span></text:p></draw:text-box></draw:frame><draw:frame draw:style-name="gr129" draw:text-style-name="P101" svg:width="0.299cm" svg:height="0.414cm" svg:x="5.616cm" svg:y="1.533cm"><draw:text-box><text:p text:style-name="P76"><text:span text:style-name="T79">A</text:span></text:p></draw:text-box></draw:frame></draw:g><text:span text:style-name="_5f_BVS"> ABCDEFGH est un pavé droit tel que ABCD </text:span><text:span text:style-name="_5f_BVS"><text:span text:style-name="T29">est</text:span></text:span><text:span text:style-name="_5f_BVS"> un carré. On s’intéresse aux faces de la pyramide </text:span><text:span text:style-name="_5f_BVS"><text:span text:style-name="T5">EABCD.</text:span></text:span></text:h>
        </text:list-item>
      </text:list>
      <text:list xml:id="list102260793014749" text:continue-list="list102259153950339" text:style-name="liste_5f_abc">
        <text:list-item text:start-value="1">
          <text:p text:style-name="P37"><text:span text:style-name="_5f_BVS">Quelle est la nature des faces EAD et EAB </text:span><text:span text:style-name="_5f_BVS"><text:span text:style-name="T5">de la pyramide ?</text:span></text:span></text:p>
        </text:list-item>
      </text:list>
      <text:p text:style-name="P34"><text:span text:style-name="_5f_BVS"><text:span text:style-name="T21">EAD et EAB sont des triangles rectangles en A.</text:span></text:span></text:p>
      <text:list xml:id="list102259253830942" text:continue-numbering="true" text:style-name="liste_5f_abc">
        <text:list-item>
          <text:p text:style-name="P37"><text:span text:style-name="_5f_BVS">C</text:span><text:span text:style-name="_5f_BVS"><text:span text:style-name="T38">omplète :</text:span></text:span></text:p>
          <text:p text:style-name="P39"><text:span text:style-name="_5f_BVS"><text:span text:style-name="T38">Les faces AEFB et ABCD sont </text:span></text:span><text:span text:style-name="_5f_BVS"><text:span text:style-name="T60">orthogonales</text:span></text:span><text:span text:style-name="_5f_BVS"><text:span text:style-name="T30">,</text:span></text:span></text:p>
          <text:p text:style-name="P39"><text:span text:style-name="_5f_BVS"><text:span text:style-name="T31">donc EBC est un triangle</text:span></text:span><text:span text:style-name="_5f_BVS"><text:span text:style-name="T39"> </text:span></text:span><text:span text:style-name="_5f_BVS"><text:span text:style-name="T21">rectangle en B</text:span></text:span></text:p>
        </text:list-item>
        <text:list-item>
          <text:p text:style-name="P40"><text:span text:style-name="_5f_BVS">On a AB </text:span><text:span text:style-name="_5f_Symbole"><text:span text:style-name="T19">=</text:span></text:span><text:span text:style-name="_5f_BVS"> 1,5 cm et AE </text:span><text:span text:style-name="_5f_Symbole"><text:span text:style-name="T19">=</text:span></text:span><text:span text:style-name="_5f_BVS"> 2,7 cm. </text:span><text:span text:style-name="_5f_BVS"><text:span text:style-name="T38">Sans faire de calculs, r</text:span></text:span><text:span text:style-name="_5f_BVS">eprésente en vraie grandeur les </text:span><text:span text:style-name="_5f_BVS"><text:span text:style-name="T5">face</text:span></text:span><text:span text:style-name="_5f_BVS">s AED, BEC et EDC.</text:span></text:p>
        </text:list-item>
      </text:list>
      <text:p text:style-name="P20"><draw:g text:anchor-type="paragraph" draw:z-index="29" draw:name="Forme8" draw:style-name="gr1"><draw:custom-shape draw:style-name="gr26" draw:text-style-name="P80" svg:width="1.5cm" svg:height="2.701cm" svg:x="0.656cm" svg:y="1.143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frame draw:style-name="gr27" draw:text-style-name="P72" svg:width="0.703cm" svg:height="0.683cm" svg:x="1.963cm" svg:y="3.693cm"><draw:text-box><text:p text:style-name="P71"><text:span text:style-name="T66">A</text:span></text:p></draw:text-box></draw:frame><draw:frame draw:style-name="gr27" draw:text-style-name="P72" svg:width="0.701cm" svg:height="0.683cm" svg:x="0.002cm" svg:y="3.67cm"><draw:text-box><text:p text:style-name="P71"><text:span text:style-name="T66">D</text:span></text:p></draw:text-box></draw:frame><draw:frame draw:style-name="gr28" draw:text-style-name="P73" svg:width="1.103cm" svg:height="0.999cm" draw:transform="rotate (-0.59428461030407) translate (1.23119444444444cm 1.93498611111111cm)"><draw:text-box><text:p text:style-name="P71"><text:span text:style-name="T67">≈</text:span></text:p></draw:text-box></draw:frame><draw:line draw:style-name="gr14" draw:text-style-name="P68" svg:x1="1.389cm" svg:y1="4.006cm" svg:x2="1.503cm" svg:y2="3.66cm"><text:p/></draw:line><draw:frame draw:style-name="gr29" draw:text-style-name="P72" svg:width="0.703cm" svg:height="0.682cm" svg:x="1.888cm" svg:y="0.642cm"><draw:text-box><text:p text:style-name="P71"><text:span text:style-name="T66">E</text:span></text:p></draw:text-box></draw:frame><draw:custom-shape draw:style-name="gr30" draw:text-style-name="P80" svg:width="1.502cm" svg:height="3.091cm" svg:x="6.893cm" svg:y="0.755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frame draw:style-name="gr31" draw:text-style-name="P73" svg:width="1.124cm" svg:height="1.006cm" draw:transform="rotate (0.045553093477052) translate (7.88458333333333cm 1.99143055555556cm)"><draw:text-box><text:p text:style-name="P71"><text:span text:style-name="T67">≈</text:span></text:p></draw:text-box></draw:frame><draw:frame draw:style-name="gr27" draw:text-style-name="P72" svg:width="0.701cm" svg:height="0.683cm" svg:x="8.296cm" svg:y="3.709cm"><draw:text-box><text:p text:style-name="P71"><text:span text:style-name="T66">B</text:span></text:p></draw:text-box></draw:frame><draw:frame draw:style-name="gr27" draw:text-style-name="P72" svg:width="0.701cm" svg:height="0.683cm" svg:x="8.082cm" svg:y="0.127cm"><draw:text-box><text:p text:style-name="P71"><text:span text:style-name="T66">E</text:span></text:p></draw:text-box></draw:frame><draw:frame draw:style-name="gr32" draw:text-style-name="P72" svg:width="0.705cm" svg:height="0.664cm" svg:x="6.188cm" svg:y="3.729cm"><draw:text-box><text:p text:style-name="P71"><text:span text:style-name="T66">C</text:span></text:p></draw:text-box></draw:frame><draw:frame draw:style-name="gr28" draw:text-style-name="P74" svg:width="1.107cm" svg:height="0.999cm" draw:transform="rotate (-0.594633676154468) translate (7.53004166666667cm 1.85384722222222cm)"><draw:text-box><text:p text:style-name="P71"><text:span text:style-name="T68">x</text:span></text:p></draw:text-box></draw:frame><draw:custom-shape draw:style-name="gr33" draw:text-style-name="P80" svg:width="1.5cm" svg:height="3.119cm" svg:x="3.883cm" svg:y="0.721cm"><text:p/><draw:enhanced-geometry svg:viewBox="0 0 21600 21600" draw:mirror-horizontal="true" draw:glue-points="?f0 0 ?f1 10800 0 21600 10800 21600 21600 21600 ?f7 10800" draw:text-areas="?f1 10800 ?f2 18000 ?f3 7200 ?f4 21600" draw:type="isosceles-triangle" draw:modifiers="216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27" draw:text-style-name="P72" svg:width="0.706cm" svg:height="0.683cm" svg:x="5.246cm" svg:y="3.709cm"><draw:text-box><text:p text:style-name="P71"><text:span text:style-name="T66">C</text:span></text:p></draw:text-box></draw:frame><draw:frame draw:style-name="gr27" draw:text-style-name="P72" svg:width="0.706cm" svg:height="0.683cm" svg:x="3.272cm" svg:y="3.667cm"><draw:text-box><text:p text:style-name="P71"><text:span text:style-name="T66">D</text:span></text:p></draw:text-box></draw:frame><draw:frame draw:style-name="gr27" draw:text-style-name="P72" svg:width="0.708cm" svg:height="0.683cm" svg:x="3.457cm" svg:y="0.102cm"><draw:text-box><text:p text:style-name="P71"><text:span text:style-name="T66">E</text:span></text:p></draw:text-box></draw:frame><draw:frame draw:style-name="gr34" draw:text-style-name="P81" svg:width="1.105cm" svg:height="0.999cm" draw:transform="rotate (0.385019632989949) translate (4.18394444444444cm 2.13783333333333cm)"><draw:text-box><text:p text:style-name="P71"><text:span text:style-name="T68">x</text:span></text:p></draw:text-box></draw:frame><draw:frame draw:style-name="gr35" draw:text-style-name="P73" svg:width="1.103cm" svg:height="0.997cm" draw:transform="rotate (0.0191986217719376) translate (3.40606944444444cm 2.11313888888889cm)"><draw:text-box><text:p text:style-name="P71"><text:span text:style-name="T67">≈</text:span></text:p></draw:text-box></draw:frame><draw:custom-shape draw:style-name="gr36" draw:text-style-name="P68" svg:width="0.202cm" svg:height="0.2cm" svg:x="2.062cm" svg:y="2.5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line draw:style-name="gr14" draw:text-style-name="P68" svg:x1="3.884cm" svg:y1="3.584cm" svg:x2="4.134cm" svg:y2="3.584cm"><text:p/></draw:line><draw:line draw:style-name="gr14" draw:text-style-name="P68" svg:x1="4.134cm" svg:y1="3.584cm" svg:x2="4.134cm" svg:y2="3.834cm"><text:p/></draw:line></draw:g><draw:g draw:style-name="gr2"><draw:line draw:style-name="gr14" draw:text-style-name="P68" svg:x1="2.157cm" svg:y1="3.586cm" svg:x2="1.907cm" svg:y2="3.586cm"><text:p/></draw:line><draw:line draw:style-name="gr14" draw:text-style-name="P68" svg:x1="1.907cm" svg:y1="3.586cm" svg:x2="1.907cm" svg:y2="3.836cm"><text:p/></draw:line></draw:g><draw:g draw:style-name="gr2"><draw:line draw:style-name="gr14" draw:text-style-name="P68" svg:x1="8.401cm" svg:y1="3.587cm" svg:x2="8.151cm" svg:y2="3.587cm"><text:p/></draw:line><draw:line draw:style-name="gr14" draw:text-style-name="P68" svg:x1="8.151cm" svg:y1="3.587cm" svg:x2="8.151cm" svg:y2="3.837cm"><text:p/></draw:line></draw:g><draw:line draw:style-name="gr14" draw:text-style-name="P68" svg:x1="7.636cm" svg:y1="4.015cm" svg:x2="7.75cm" svg:y2="3.669cm"><text:p/></draw:line><draw:frame draw:style-name="gr29" draw:text-style-name="P82" svg:width="1.5cm" svg:height="0.682cm" svg:x="0.711cm" svg:y="3.907cm"><draw:text-box><text:p text:style-name="P71"><text:span text:style-name="T71">1,5 cm</text:span></text:p></draw:text-box></draw:frame><draw:frame draw:style-name="gr27" draw:text-style-name="P82" svg:width="1.5cm" svg:height="0.683cm" draw:transform="rotate (1.57428698529889) translate (2.20838888888889cm 3.302cm)"><draw:text-box><text:p text:style-name="P71"><text:span text:style-name="T71">2,7 cm</text:span></text:p></draw:text-box></draw:frame><draw:line draw:style-name="gr14" draw:text-style-name="P68" svg:x1="4.57cm" svg:y1="4.028cm" svg:x2="4.684cm" svg:y2="3.682cm"><text:p/></draw:line><draw:ellipse draw:style-name="gr37" draw:text-style-name="P67" svg:width="6.181cm" svg:height="6.18cm" svg:x="5.311cm" svg:y="0.742cm" draw:kind="arc" draw:start-angle="80" draw:end-angle="100"><text:p/></draw:ellipse><draw:circle draw:style-name="gr37" draw:text-style-name="P67" svg:width="6.181cm" svg:height="6.181cm" svg:x="0.798cm" svg:y="0.709cm" draw:kind="arc" draw:start-angle="80" draw:end-angle="100"><text:p/></draw:circle><draw:custom-shape draw:style-name="gr38" draw:text-style-name="P68" svg:width="0.752cm" svg:height="0.75cm" svg:x="0.986cm" svg:y="2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9" draw:text-style-name="P68" svg:x1="1.702cm" svg:y1="2.409cm" svg:x2="7.788cm" svg:y2="0.822cm"><text:p/></draw:line><draw:line draw:style-name="gr39" draw:text-style-name="P68" svg:x1="1.662cm" svg:y1="2.333cm" svg:x2="3.265cm" svg:y2="0.822cm"><text:p/></draw:line></draw:g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0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p text:style-name="P26"><text:span text:style-name="_5f_BVS"/></text:p>
      <text:list xml:id="list102260284189938" text:continue-list="list102260633365418" text:style-name="Num_5f_Exo">
        <text:list-item>
          <text:h text:style-name="P64" text:outline-level="1"><text:soft-page-break/><text:span text:style-name="_5f_BVS"> </text:span><text:span text:style-name="T41">ABCDEFGH est un pavé droit tel que AB </text:span><text:span text:style-name="_5f_Symbole"><text:span text:style-name="T20">=</text:span></text:span><text:span text:style-name="T41"> </text:span><text:span text:style-name="T42">4,</text:span><text:span text:style-name="T41">8 cm ; AE </text:span><text:span text:style-name="_5f_Symbole"><text:span text:style-name="T20">=</text:span></text:span><text:span text:style-name="T41"> </text:span><text:span text:style-name="T42">3,</text:span><text:span text:style-name="T41">6 cm et AD </text:span><text:span text:style-name="_5f_Symbole"><text:span text:style-name="T20">=</text:span></text:span><text:span text:style-name="T41"> </text:span><text:span text:style-name="T32">2,7</text:span><text:span text:style-name="T41"> cm.</text:span></text:h>
        </text:list-item>
      </text:list>
      <text:list xml:id="list102259829639753" text:continue-list="list102259253830942" text:style-name="liste_5f_abc">
        <text:list-header>
          <text:h text:style-name="P49" text:outline-level="1"><draw:g text:anchor-type="as-char" draw:z-index="21" draw:name="Forme11" draw:style-name="gr95"><draw:line draw:style-name="gr96" draw:text-style-name="P97" svg:x1="0.255cm" svg:y1="1.441cm" svg:x2="2.757cm" svg:y2="0.367cm"><text:p/></draw:line><draw:line draw:style-name="gr96" draw:text-style-name="P97" svg:x1="0.255cm" svg:y1="1.44cm" svg:x2="1.326cm" svg:y2="1.44cm"><text:p/></draw:line><draw:line draw:style-name="gr96" draw:text-style-name="P97" svg:x1="1.326cm" svg:y1="1.44cm" svg:x2="1.326cm" svg:y2="2.871cm"><text:p/></draw:line><draw:line draw:style-name="gr96" draw:text-style-name="P97" svg:x1="0.255cm" svg:y1="1.44cm" svg:x2="0.255cm" svg:y2="2.871cm"><text:p/></draw:line><draw:line draw:style-name="gr96" draw:text-style-name="P97" svg:x1="0.255cm" svg:y1="2.873cm" svg:x2="1.326cm" svg:y2="2.873cm"><text:p/></draw:line><draw:line draw:style-name="gr96" draw:text-style-name="P97" svg:x1="1.326cm" svg:y1="1.441cm" svg:x2="3.828cm" svg:y2="0.367cm"><text:p/></draw:line><draw:line draw:style-name="gr96" draw:text-style-name="P97" svg:x1="1.326cm" svg:y1="2.873cm" svg:x2="3.828cm" svg:y2="1.799cm"><text:p/></draw:line><draw:line draw:style-name="gr96" draw:text-style-name="P97" svg:x1="3.829cm" svg:y1="0.367cm" svg:x2="3.829cm" svg:y2="1.798cm"><text:p/></draw:line><draw:line draw:style-name="gr96" draw:text-style-name="P97" svg:x1="2.765cm" svg:y1="0.358cm" svg:x2="3.838cm" svg:y2="0.358cm"><text:p/></draw:line><draw:line draw:style-name="gr97" draw:text-style-name="P97" svg:x1="2.755cm" svg:y1="0.367cm" svg:x2="2.755cm" svg:y2="1.798cm"><text:p/></draw:line><draw:line draw:style-name="gr97" draw:text-style-name="P97" svg:x1="2.755cm" svg:y1="1.799cm" svg:x2="3.826cm" svg:y2="1.799cm"><text:p/></draw:line><draw:line draw:style-name="gr97" draw:text-style-name="P97" svg:x1="2.757cm" svg:y1="1.799cm" svg:x2="0.255cm" svg:y2="2.873cm"><text:p/></draw:line><draw:line draw:style-name="gr97" draw:text-style-name="P97" svg:x1="2.756cm" svg:y1="0.367cm" svg:x2="1.326cm" svg:y2="2.872cm"><text:p/></draw:line><draw:line draw:style-name="gr97" draw:text-style-name="P97" svg:x1="3.826cm" svg:y1="1.798cm" svg:x2="2.755cm" svg:y2="0.367cm"><text:p/></draw:line><draw:line draw:style-name="gr97" draw:text-style-name="P97" svg:x1="2.757cm" svg:y1="0.367cm" svg:x2="0.255cm" svg:y2="2.872cm"><text:p/></draw:line><draw:frame draw:style-name="gr98" draw:text-style-name="P98" svg:width="0.246cm" svg:height="0.414cm" svg:x="0cm" svg:y="1.117cm"><draw:text-box><text:p text:style-name="P76"><text:span text:style-name="T77">A</text:span></text:p></draw:text-box></draw:frame><draw:frame draw:style-name="gr99" draw:text-style-name="P98" svg:width="0.246cm" svg:height="0.414cm" svg:x="2.656cm" svg:y="0cm"><draw:text-box><text:p text:style-name="P76"><text:span text:style-name="T77">B</text:span></text:p></draw:text-box></draw:frame><draw:frame draw:style-name="gr100" draw:text-style-name="P98" svg:width="0.251cm" svg:height="0.414cm" svg:x="3.806cm" svg:y="0.039cm"><draw:text-box><text:p text:style-name="P76"><text:span text:style-name="T77">C</text:span></text:p></draw:text-box></draw:frame><draw:frame draw:style-name="gr101" draw:text-style-name="P98" svg:width="0.276cm" svg:height="0.414cm" svg:x="1.208cm" svg:y="1.051cm"><draw:text-box><text:p text:style-name="P76"><text:span text:style-name="T77">D</text:span></text:p></draw:text-box></draw:frame><draw:frame draw:style-name="gr102" draw:text-style-name="P98" svg:width="0.227cm" svg:height="0.414cm" svg:x="0.018cm" svg:y="2.803cm"><draw:text-box><text:p text:style-name="P76"><text:span text:style-name="T77">E</text:span></text:p></draw:text-box></draw:frame><draw:frame draw:style-name="gr103" draw:text-style-name="P98" svg:width="0.207cm" svg:height="0.414cm" svg:x="2.528cm" svg:y="1.453cm"><draw:text-box><text:p text:style-name="P76"><text:span text:style-name="T77">F</text:span></text:p></draw:text-box></draw:frame><draw:frame draw:style-name="gr104" draw:text-style-name="P98" svg:width="0.278cm" svg:height="0.414cm" svg:x="3.852cm" svg:y="1.572cm"><draw:text-box><text:p text:style-name="P76"><text:span text:style-name="T77">G</text:span></text:p></draw:text-box></draw:frame><draw:frame draw:style-name="gr105" draw:text-style-name="P98" svg:width="0.269cm" svg:height="0.414cm" svg:x="1.275cm" svg:y="2.826cm"><draw:text-box><text:p text:style-name="P76"><text:span text:style-name="T77">H</text:span></text:p></draw:text-box></draw:frame></draw:g></text:h>
          <text:list>
            <text:list-item>
              <text:p text:style-name="P42">Quelle est la nature des <text:span text:style-name="T14">faces </text:span>EBF, BGF, BGH et BEH <text:span text:style-name="T14">de la pyramide BEFGH</text:span> ?</text:p>
              <text:p text:style-name="P43"><text:span text:style-name="_5f_BVS"><text:span text:style-name="T63">• </text:span></text:span><text:span text:style-name="_5f_BVS"><text:span text:style-name="T60">EB</text:span></text:span><text:span text:style-name="_5f_BVS"><text:span text:style-name="T61">F</text:span></text:span><text:span text:style-name="_5f_BVS"><text:span text:style-name="T60"> est un <text:s/>triangle rectangle en </text:span></text:span><text:span text:style-name="_5f_BVS"><text:span text:style-name="T62">F</text:span></text:span><text:span text:style-name="_5f_BVS"><text:span text:style-name="T60">.</text:span></text:span></text:p>
              <text:p text:style-name="P43"><text:span text:style-name="_5f_BVS"><text:span text:style-name="T63">• </text:span></text:span><text:span text:style-name="_5f_BVS"><text:span text:style-name="T60">B</text:span></text:span><text:span text:style-name="_5f_BVS"><text:span text:style-name="T61">GF</text:span></text:span><text:span text:style-name="_5f_BVS"><text:span text:style-name="T60"> est un <text:s/>triangle rectangle en </text:span></text:span><text:span text:style-name="_5f_BVS"><text:span text:style-name="T61">F</text:span></text:span><text:span text:style-name="_5f_BVS"><text:span text:style-name="T60">.</text:span></text:span></text:p>
              <text:p text:style-name="P43"><text:span text:style-name="_5f_BVS"><text:span text:style-name="T63">• </text:span></text:span><text:span text:style-name="_5f_BVS"><text:span text:style-name="T61">BG</text:span></text:span><text:span text:style-name="_5f_BVS"><text:span text:style-name="T60">H est un <text:s/>triangle rectangle en </text:span></text:span><text:span text:style-name="_5f_BVS"><text:span text:style-name="T61">G</text:span></text:span><text:span text:style-name="_5f_BVS"><text:span text:style-name="T60">.</text:span></text:span></text:p>
              <text:p text:style-name="P43"><text:span text:style-name="_5f_BVS"><text:span text:style-name="T23">• </text:span></text:span><text:span text:style-name="_5f_BVS"><text:span text:style-name="T21">BEH est un <text:s/>triangle rectangle en </text:span></text:span><text:span text:style-name="_5f_BVS"><text:span text:style-name="T22">E</text:span></text:span><text:span text:style-name="_5f_BVS"><text:span text:style-name="T21">.</text:span></text:span></text:p>
            </text:list-item>
            <text:list-item>
              <text:p text:style-name="P44"><text:span text:style-name="_5f_BVS"><text:span text:style-name="T14">Construis ces faces en vraie grandeur.</text:span></text:span></text:p>
            </text:list-item>
          </text:list>
        </text:list-header>
      </text:list>
      <text:p text:style-name="P29"><text:span text:style-name="_5f_BVS"/></text:p>
      <text:p text:style-name="P29"><draw:g text:anchor-type="paragraph" draw:z-index="31" draw:name="Forme9" draw:style-name="gr1"><draw:custom-shape draw:style-name="gr8" draw:text-style-name="P69" svg:width="4.802cm" svg:height="3.601cm" svg:x="0.019cm" svg:y="0.663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9" draw:text-style-name="P70" svg:width="0.251cm" svg:height="0.255cm" svg:x="4.568cm" svg:y="4.009cm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72" svg:width="0.703cm" svg:height="0.68cm" svg:x="-0.566cm" svg:y="4.249cm"><draw:text-box><text:p text:style-name="P71"><text:span text:style-name="T66">E</text:span></text:p></draw:text-box></draw:frame><draw:frame draw:style-name="gr11" draw:text-style-name="P73" svg:width="1.101cm" svg:height="0.994cm" draw:transform="rotate (0.703716754404114) translate (6.31648611111111cm 2.45356944444444cm)"><draw:text-box><text:p text:style-name="P71"><text:span text:style-name="T67">≈</text:span></text:p></draw:text-box></draw:frame><draw:custom-shape draw:style-name="gr12" draw:text-style-name="P69" svg:width="2.703cm" svg:height="3.601cm" svg:x="5.622cm" svg:y="0.663cm"><text:p/>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</draw:custom-shape><draw:frame draw:style-name="gr11" draw:text-style-name="P74" svg:width="1.101cm" svg:height="0.994cm" draw:transform="rotate (0.00488692190558412) translate (4.45381944444444cm 2.10608333333333cm)"><draw:text-box><text:p text:style-name="P71"><text:span text:style-name="T68">x</text:span></text:p></draw:text-box></draw:frame><draw:frame draw:style-name="gr10" draw:text-style-name="P72" svg:width="0.705cm" svg:height="0.68cm" svg:x="4.583cm" svg:y="4.249cm"><draw:text-box><text:p text:style-name="P71"><text:span text:style-name="T66">F</text:span></text:p></draw:text-box></draw:frame><draw:frame draw:style-name="gr13" draw:text-style-name="P72" svg:width="0.703cm" svg:height="0.678cm" svg:x="4.537cm" svg:y="0cm"><draw:text-box><text:p text:style-name="P71"><text:span text:style-name="T66">B</text:span></text:p></draw:text-box></draw:frame><draw:g draw:style-name="gr2"><draw:line draw:style-name="gr14" draw:text-style-name="P75" svg:x1="2.261cm" svg:y1="4.426cm" svg:x2="2.401cm" svg:y2="4.129cm"><text:p/></draw:line><draw:line draw:style-name="gr14" draw:text-style-name="P75" svg:x1="2.381cm" svg:y1="4.433cm" svg:x2="2.521cm" svg:y2="4.136cm"><text:p/></draw:line></draw:g><draw:frame draw:style-name="gr15" draw:text-style-name="P74" svg:width="1.103cm" svg:height="0.996cm" draw:transform="rotate (0.00645771823237902) translate (5.23522222222222cm 2.11490277777778cm)"><draw:text-box><text:p text:style-name="P71"><text:span text:style-name="T68">x</text:span></text:p></draw:text-box></draw:frame><draw:custom-shape draw:style-name="gr9" draw:text-style-name="P70" svg:width="0.251cm" svg:height="0.251cm" svg:x="5.62cm" svg:y="4.013cm"><text:p/><draw:enhanced-geometry svg:viewBox="0 0 21600 21600" draw:mirror-horizontal="false" draw:mirror-vertical="false" draw:type="rectangle" draw:enhanced-path="M 0 0 L 21600 0 21600 21600 0 21600 0 0 Z N"/></draw:custom-shape><draw:line draw:style-name="gr14" draw:text-style-name="P75" svg:x1="6.838cm" svg:y1="4.067cm" svg:x2="7.015cm" svg:y2="4.42cm"><text:p/></draw:line><draw:frame draw:style-name="gr10" draw:text-style-name="P72" svg:width="0.703cm" svg:height="0.68cm" svg:x="5.165cm" svg:y="4.249cm"><draw:text-box><text:p text:style-name="P71"><text:span text:style-name="T66">F</text:span></text:p></draw:text-box></draw:frame><draw:frame draw:style-name="gr13" draw:text-style-name="P72" svg:width="0.703cm" svg:height="0.678cm" svg:x="5.205cm" svg:y="0cm"><draw:text-box><text:p text:style-name="P71"><text:span text:style-name="T66">B</text:span></text:p></draw:text-box></draw:frame><draw:frame draw:style-name="gr13" draw:text-style-name="P72" svg:width="0.703cm" svg:height="0.678cm" svg:x="8.206cm" svg:y="4.179cm"><draw:text-box><text:p text:style-name="P71"><text:span text:style-name="T66">G</text:span></text:p></draw:text-box></draw:frame><draw:custom-shape draw:style-name="gr16" draw:text-style-name="P69" svg:width="4.802cm" svg:height="4.502cm" svg:x="3.732cm" svg:y="7.237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9" draw:text-style-name="P70" svg:width="0.251cm" svg:height="0.251cm" svg:x="8.283cm" svg:y="11.488cm"><text:p/><draw:enhanced-geometry svg:viewBox="0 0 21600 21600" draw:mirror-horizontal="false" draw:mirror-vertical="false" draw:type="rectangle" draw:enhanced-path="M 0 0 L 21600 0 21600 21600 0 21600 0 0 Z N"/></draw:custom-shape><draw:frame draw:style-name="gr10" draw:text-style-name="P72" svg:width="0.705cm" svg:height="0.68cm" svg:x="8.266cm" svg:y="6.576cm"><draw:text-box><text:p text:style-name="P71"><text:span text:style-name="T66">B</text:span></text:p></draw:text-box></draw:frame><draw:frame draw:style-name="gr17" draw:text-style-name="P72" svg:width="0.703cm" svg:height="0.712cm" svg:x="8.384cm" svg:y="11.679cm"><draw:text-box><text:p text:style-name="P71"><text:span text:style-name="T66">G</text:span></text:p></draw:text-box></draw:frame><draw:frame draw:style-name="gr13" draw:text-style-name="P72" svg:width="0.703cm" svg:height="0.678cm" svg:x="3.134cm" svg:y="11.679cm"><draw:text-box><text:p text:style-name="P71"><text:span text:style-name="T66">H</text:span></text:p></draw:text-box></draw:frame><draw:frame draw:style-name="gr11" draw:text-style-name="P73" svg:width="1.103cm" svg:height="0.994cm" draw:transform="rotate (-0.0303687289847015) translate (8.03804166666667cm 9.06286111111111cm)"><draw:text-box><text:p text:style-name="P71"><text:span text:style-name="T67">≈</text:span></text:p></draw:text-box></draw:frame><draw:g draw:style-name="gr2"><draw:line draw:style-name="gr14" draw:text-style-name="P75" svg:x1="6.145cm" svg:y1="11.874cm" svg:x2="6.285cm" svg:y2="11.577cm"><text:p/></draw:line><draw:line draw:style-name="gr14" draw:text-style-name="P75" svg:x1="6.265cm" svg:y1="11.885cm" svg:x2="6.405cm" svg:y2="11.588cm"><text:p/></draw:line></draw:g><draw:custom-shape draw:style-name="gr18" draw:text-style-name="P69" svg:width="0.191cm" svg:height="0.308cm" draw:transform="skewX (-0.0115191730631626) rotate (0.72658056760524) translate (5.99369444444444cm 9.36448611111111cm)"><text:p/>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19" draw:text-style-name="P69" svg:width="2.703cm" svg:height="6.003cm" svg:x="-0.069cm" svg:y="5.729cm"><text:p/>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</draw:custom-shape><draw:frame draw:style-name="gr13" draw:text-style-name="P72" svg:width="0.705cm" svg:height="0.678cm" svg:x="-0.464cm" svg:y="5.179cm"><draw:text-box><text:p text:style-name="P71"><text:span text:style-name="T66">B</text:span></text:p></draw:text-box></draw:frame><draw:frame draw:style-name="gr13" draw:text-style-name="P72" svg:width="0.701cm" svg:height="0.678cm" svg:x="-0.665cm" svg:y="11.679cm"><draw:text-box><text:p text:style-name="P71"><text:span text:style-name="T66">E</text:span></text:p></draw:text-box></draw:frame><draw:frame draw:style-name="gr13" draw:text-style-name="P72" svg:width="0.703cm" svg:height="0.678cm" svg:x="2.512cm" svg:y="11.679cm"><draw:text-box><text:p text:style-name="P71"><text:span text:style-name="T66">H</text:span></text:p></draw:text-box></draw:frame><draw:custom-shape draw:style-name="gr9" draw:text-style-name="P70" svg:width="0.253cm" svg:height="0.253cm" svg:x="-0.065cm" svg:y="11.481cm"><text:p/><draw:enhanced-geometry svg:viewBox="0 0 21600 21600" draw:mirror-horizontal="false" draw:mirror-vertical="false" draw:type="rectangle" draw:enhanced-path="M 0 0 L 21600 0 21600 21600 0 21600 0 0 Z N"/></draw:custom-shape><draw:line draw:style-name="gr14" draw:text-style-name="P75" svg:x1="1.084cm" svg:y1="11.539cm" svg:x2="1.261cm" svg:y2="11.892cm"><text:p/></draw:line><draw:custom-shape draw:style-name="gr18" draw:text-style-name="P69" svg:width="0.193cm" svg:height="0.308cm" draw:transform="skewX (-0.00575958653158133) rotate (2.04674761381375) translate (1.11477777777778cm 8.80356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0" draw:text-style-name="P69" svg:width="0.2cm" svg:height="0.2cm" svg:x="2.286cm" svg:y="2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69" svg:width="0.2cm" svg:height="0.2cm" draw:transform="rotate (1.5707963267949) translate (-0.165805555555556cm 9.2974583333333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7" draw:text-style-name="P72" svg:width="2.491cm" svg:height="0.712cm" svg:x="6.073cm" svg:y="4.281cm"><draw:text-box><text:p text:style-name="P71"><text:span text:style-name="T66">2,7 cm</text:span></text:p></draw:text-box></draw:frame><draw:frame draw:style-name="gr17" draw:text-style-name="P72" svg:width="2.49cm" svg:height="0.712cm" svg:x="0.393cm" svg:y="11.82cm"><draw:text-box><text:p text:style-name="P71"><text:span text:style-name="T66">2,7 cm</text:span></text:p></draw:text-box></draw:frame><draw:frame draw:style-name="gr17" draw:text-style-name="P72" svg:width="2.49cm" svg:height="0.712cm" draw:transform="rotate (1.57725404502728) translate (5.59858333333333cm 3.41136111111111cm)"><draw:text-box><text:p text:style-name="P71"><text:span text:style-name="T66">3,6 cm</text:span></text:p></draw:text-box></draw:frame><draw:frame draw:style-name="gr17" draw:text-style-name="P72" svg:width="2.49cm" svg:height="0.712cm" svg:x="1.54cm" svg:y="4.341cm"><draw:text-box><text:p text:style-name="P71"><text:span text:style-name="T66">4,8 cm</text:span></text:p></draw:text-box></draw:frame><draw:frame draw:style-name="gr21" draw:text-style-name="P72" svg:width="2.49cm" svg:height="0.71cm" svg:x="5.346cm" svg:y="11.853cm"><draw:text-box><text:p text:style-name="P71"><text:span text:style-name="T66">4,8 cm</text:span></text:p></draw:text-box></draw:frame><draw:frame draw:style-name="gr17" draw:text-style-name="P72" svg:width="2.488cm" svg:height="0.712cm" draw:transform="rotate (1.54461638801498) translate (4.10456944444444cm 3.40254166666667cm)"><draw:text-box><text:p text:style-name="P71"><text:span text:style-name="T66">3,6 cm</text:span></text:p></draw:text-box></draw:frame></draw:g><text:span text:style-name="_5f_BV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dobe Caslon Pro Bold" svg:font-family="'Adobe Caslon Pro Bold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roman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family-generic="swiss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othic" svg:font-family="Gothic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SimSun2" svg:font-family="SimSun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Extrémités_20_de_20_flèche_20_2" draw:display-name="Extrémités de flèche 2" svg:viewBox="0 0 1131 754" svg:d="M566 0l-566 754 114-85 136-68 148-46 161-17 161 13 153 46 140 68 118 89z"/>
    <draw:stroke-dash draw:name="Dashed_20__28_var_29_" draw:display-name="Dashed (var)" draw:style="rect" draw:dots1="1" draw:dots1-length="197%" draw:distance="127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388" draw:display-name="Dashed (var) 6388" draw:style="rect" draw:dots1="1" draw:dots1-length="2%" draw:distance="2%"/>
    <draw:stroke-dash draw:name="Dashed_20__28_var_29__20_6404" draw:display-name="Dashed (var) 6404" draw:style="rect" draw:dots1="1" draw:dots1-length="0.011cm" draw:dots2="1" draw:dots2-length="0.011cm" draw:distance="0.011cm"/>
    <draw:stroke-dash draw:name="Dashed_20__28_var_29__20_6405" draw:display-name="Dashed (var) 6405" draw:style="rect" draw:dots1="1" draw:dots1-length="0.011cm" draw:dots2="1" draw:dots2-length="0.011cm" draw:distance="0.011cm"/>
    <draw:stroke-dash draw:name="Dashed_20__28_var_29__20_6406" draw:display-name="Dashed (var) 6406" draw:style="rect" draw:dots1="1" draw:dots1-length="0.011cm" draw:dots2="1" draw:dots2-length="0.011cm" draw:distance="0.011cm"/>
    <draw:stroke-dash draw:name="Dashed_20__28_var_29__20_6407" draw:display-name="Dashed (var) 6407" draw:style="rect" draw:dots1="1" draw:dots1-length="0.011cm" draw:dots2="1" draw:dots2-length="0.011cm" draw:distance="0.011cm"/>
    <draw:stroke-dash draw:name="Dashed_20__28_var_29__20_6408" draw:display-name="Dashed (var) 6408" draw:style="rect" draw:dots1="1" draw:dots1-length="0.011cm" draw:dots2="1" draw:dots2-length="0.011cm" draw:distance="0.011cm"/>
    <draw:stroke-dash draw:name="Dashed_20__28_var_29__20_6409" draw:display-name="Dashed (var) 6409" draw:style="rect" draw:dots1="1" draw:dots1-length="0.011cm" draw:dots2="1" draw:dots2-length="0.011cm" draw:distance="0.011cm"/>
    <draw:stroke-dash draw:name="Dashed_20__28_var_29__20_6410" draw:display-name="Dashed (var) 6410" draw:style="rect" draw:dots1="1" draw:dots1-length="0.011cm" draw:dots2="1" draw:dots2-length="0.011cm" draw:distance="0.011cm"/>
    <draw:stroke-dash draw:name="Dashed_20__28_var_29__20_6411" draw:display-name="Dashed (var) 6411" draw:style="rect" draw:dots1="1" draw:dots1-length="0.011cm" draw:dots2="1" draw:dots2-length="0.011cm" draw:distance="0.011cm"/>
    <draw:stroke-dash draw:name="Dashed_20__28_var_29__20_6794" draw:display-name="Dashed (var) 6794" draw:style="rect" draw:dots1="1" draw:dots1-length="0.011cm" draw:dots2="1" draw:dots2-length="0.011cm" draw:distance="0.011cm"/>
    <draw:stroke-dash draw:name="Dashed_20__28_var_29__20_6795" draw:display-name="Dashed (var) 6795" draw:style="rect" draw:dots1="1" draw:dots1-length="0.011cm" draw:dots2="1" draw:dots2-length="0.011cm" draw:distance="0.011cm"/>
    <draw:stroke-dash draw:name="Dashed_20__28_var_29__20_6796" draw:display-name="Dashed (var) 6796" draw:style="rect" draw:dots1="1" draw:dots1-length="0.011cm" draw:dots2="1" draw:dots2-length="0.011cm" draw:distance="0.011cm"/>
    <draw:stroke-dash draw:name="Dashed_20__28_var_29__20_6797" draw:display-name="Dashed (var) 6797" draw:style="rect" draw:dots1="1" draw:dots1-length="0.011cm" draw:dots2="1" draw:dots2-length="0.011cm" draw:distance="0.011cm"/>
    <draw:stroke-dash draw:name="Dashed_20__28_var_29__20_6798" draw:display-name="Dashed (var) 6798" draw:style="rect" draw:dots1="1" draw:dots1-length="0.016cm" draw:dots2="1" draw:dots2-length="0.016cm" draw:distance="0.016cm"/>
    <draw:stroke-dash draw:name="Dashed_20__28_var_29__20_6799" draw:display-name="Dashed (var) 6799" draw:style="rect" draw:dots1="1" draw:dots1-length="0.011cm" draw:dots2="1" draw:dots2-length="0.011cm" draw:distance="0.011cm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6cm" draw:dots2="1" draw:dots2-length="0.016cm" draw:distance="0.016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6cm" draw:dots2="1" draw:dots2-length="0.016cm" draw:distance="0.016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16cm" draw:dots2="1" draw:dots2-length="0.016cm" draw:distance="0.016cm"/>
    <draw:stroke-dash draw:name="Dashed_20__28_var_29__20_6807" draw:display-name="Dashed (var) 6807" draw:style="rect" draw:dots1="1" draw:dots1-length="0.011cm" draw:dots2="1" draw:dots2-length="0.011cm" draw:distance="0.011cm"/>
    <draw:stroke-dash draw:name="Dashed_20__28_var_29__20_6808" draw:display-name="Dashed (var) 6808" draw:style="rect" draw:dots1="1" draw:dots1-length="0.016cm" draw:dots2="1" draw:dots2-length="0.016cm" draw:distance="0.016cm"/>
    <draw:stroke-dash draw:name="Dashed_20__28_var_29__20_6809" draw:display-name="Dashed (var) 6809" draw:style="rect" draw:dots1="1" draw:dots1-length="0.011cm" draw:dots2="1" draw:dots2-length="0.011cm" draw:distance="0.011cm"/>
    <draw:stroke-dash draw:name="Dashed_20__28_var_29__20_6810" draw:display-name="Dashed (var) 6810" draw:style="rect" draw:dots1="1" draw:dots1-length="0.011cm" draw:dots2="1" draw:dots2-length="0.011cm" draw:distance="0.011cm"/>
    <draw:stroke-dash draw:name="Dashed_20__28_var_29__20_6811" draw:display-name="Dashed (var) 6811" draw:style="rect" draw:dots1="1" draw:dots1-length="0.011cm" draw:dots2="1" draw:dots2-length="0.011cm" draw:distance="0.011cm"/>
    <draw:stroke-dash draw:name="Dashed_20__28_var_29__20_6812" draw:display-name="Dashed (var) 6812" draw:style="rect" draw:dots1="1" draw:dots1-length="0.011cm" draw:dots2="1" draw:dots2-length="0.011cm" draw:distance="0.011cm"/>
    <draw:stroke-dash draw:name="Dashed_20__28_var_29__20_6813" draw:display-name="Dashed (var) 6813" draw:style="rect" draw:dots1="1" draw:dots1-length="0.011cm" draw:dots2="1" draw:dots2-length="0.011cm" draw:distance="0.011cm"/>
    <draw:stroke-dash draw:name="Dashed_20__28_var_29__20_6814" draw:display-name="Dashed (var) 6814" draw:style="rect" draw:dots1="1" draw:dots1-length="0.011cm" draw:dots2="1" draw:dots2-length="0.011cm" draw:distance="0.011cm"/>
    <draw:stroke-dash draw:name="Dashed_20__28_var_29__20_6815" draw:display-name="Dashed (var) 6815" draw:style="rect" draw:dots1="1" draw:dots1-length="0.011cm" draw:dots2="1" draw:dots2-length="0.011cm" draw:distance="0.011cm"/>
    <draw:stroke-dash draw:name="Dashed_20__28_var_29__20_6816" draw:display-name="Dashed (var) 6816" draw:style="rect" draw:dots1="1" draw:dots1-length="0.011cm" draw:dots2="1" draw:dots2-length="0.011cm" draw:distance="0.011cm"/>
    <draw:stroke-dash draw:name="Dashed_20__28_var_29__20_6817" draw:display-name="Dashed (var) 6817" draw:style="rect" draw:dots1="1" draw:dots1-length="0.016cm" draw:dots2="1" draw:dots2-length="0.016cm" draw:distance="0.016cm"/>
    <draw:stroke-dash draw:name="Dashed_20__28_var_29__20_6818" draw:display-name="Dashed (var) 6818" draw:style="rect" draw:dots1="1" draw:dots1-length="0.016cm" draw:dots2="1" draw:dots2-length="0.016cm" draw:distance="0.016cm"/>
    <draw:stroke-dash draw:name="Dashed_20__28_var_29__20_6819" draw:display-name="Dashed (var) 6819" draw:style="rect" draw:dots1="1" draw:dots1-length="0.016cm" draw:dots2="1" draw:dots2-length="0.016cm" draw:distance="0.01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6cm" draw:dots2="1" draw:dots2-length="0.006cm" draw:distance="0.006cm"/>
    <draw:stroke-dash draw:name="Dashed_20__28_var_29__20_6826" draw:display-name="Dashed (var) 6826" draw:style="rect" draw:dots1="1" draw:dots1-length="0.006cm" draw:dots2="1" draw:dots2-length="0.006cm" draw:distance="0.006cm"/>
    <draw:stroke-dash draw:name="Dashed_20__28_var_29__20_6827" draw:display-name="Dashed (var) 6827" draw:style="rect" draw:dots1="1" draw:dots1-length="0.006cm" draw:dots2="1" draw:dots2-length="0.006cm" draw:distance="0.006cm"/>
    <draw:stroke-dash draw:name="Dashed_20__28_var_29__20_6828" draw:display-name="Dashed (var) 6828" draw:style="rect" draw:dots1="1" draw:dots1-length="0.011cm" draw:dots2="1" draw:dots2-length="0.011cm" draw:distance="0.011cm"/>
    <draw:stroke-dash draw:name="Dashed_20__28_var_29__20_6829" draw:display-name="Dashed (var) 6829" draw:style="rect" draw:dots1="1" draw:dots1-length="0.016cm" draw:dots2="1" draw:dots2-length="0.016cm" draw:distance="0.016cm"/>
    <draw:stroke-dash draw:name="Dashed_20__28_var_29__20_6830" draw:display-name="Dashed (var) 6830" draw:style="rect" draw:dots1="1" draw:dots1-length="0.016cm" draw:dots2="1" draw:dots2-length="0.016cm" draw:distance="0.016cm"/>
    <draw:stroke-dash draw:name="Dashed_20__28_var_29__20_6831" draw:display-name="Dashed (var) 6831" draw:style="rect" draw:dots1="1" draw:dots1-length="0.016cm" draw:dots2="1" draw:dots2-length="0.016cm" draw:distance="0.016cm"/>
    <draw:stroke-dash draw:name="Dashed_20__28_var_29__20_6832" draw:display-name="Dashed (var) 6832" draw:style="rect" draw:dots1="1" draw:dots1-length="0.006cm" draw:dots2="1" draw:dots2-length="0.006cm" draw:distance="0.006cm"/>
    <draw:stroke-dash draw:name="Dashed_20__28_var_29__20_6833" draw:display-name="Dashed (var) 6833" draw:style="rect" draw:dots1="1" draw:dots1-length="0.006cm" draw:dots2="1" draw:dots2-length="0.006cm" draw:distance="0.006cm"/>
    <draw:stroke-dash draw:name="Dashed_20__28_var_29__20_6834" draw:display-name="Dashed (var) 6834" draw:style="rect" draw:dots1="1" draw:dots1-length="0.006cm" draw:dots2="1" draw:dots2-length="0.006cm" draw:distance="0.006cm"/>
    <draw:stroke-dash draw:name="Dashed_20__28_var_29__20_6835" draw:display-name="Dashed (var) 6835" draw:style="rect" draw:dots1="1" draw:dots1-length="0.006cm" draw:dots2="1" draw:dots2-length="0.006cm" draw:distance="0.006cm"/>
    <draw:stroke-dash draw:name="Dashed_20__28_var_29__20_6836" draw:display-name="Dashed (var) 6836" draw:style="rect" draw:dots1="1" draw:dots1-length="0.006cm" draw:dots2="1" draw:dots2-length="0.006cm" draw:distance="0.006cm"/>
    <draw:stroke-dash draw:name="Dashed_20__28_var_29__20_6837" draw:display-name="Dashed (var) 6837" draw:style="rect" draw:dots1="1" draw:dots1-length="0.006cm" draw:dots2="1" draw:dots2-length="0.006cm" draw:distance="0.006cm"/>
    <draw:stroke-dash draw:name="Dashed_20__28_var_29__20_6838" draw:display-name="Dashed (var) 6838" draw:style="rect" draw:dots1="1" draw:dots1-length="0.006cm" draw:dots2="1" draw:dots2-length="0.006cm" draw:distance="0.006cm"/>
    <draw:stroke-dash draw:name="Dashed_20__28_var_29__20_6839" draw:display-name="Dashed (var) 683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661" draw:display-name="Dashed (var) 7661" draw:style="rect" draw:dots1="1" draw:dots1-length="20%" draw:distance="20%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36%" draw:distance="36%"/>
    <draw:stroke-dash draw:name="Ultrafine_20_Dashed" draw:display-name="Ultrafine Dashed" draw:style="rect" draw:dots1="1" draw:dots1-length="0.029cm" draw:dots2="1" draw:dots2-length="0.029cm" draw:distance="0.029cm"/>
    <draw:stroke-dash draw:name="Ultrafine_20_Dotted_20__28_var_29_" draw:display-name="Ultrafine Dotted (var)" draw:style="rect" draw:dots1="1" draw:distance="1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gris" style:display-name="_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459302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23ae2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59302"/>
    </style:style>
    <style:style style:name="M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459302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515b67" style:font-size-asian="16pt" style:font-style-asian="normal" style:font-size-complex="16pt" style:font-style-complex="normal"/>
    </style:style>
    <style:style style:name="MT9" style:family="text">
      <style:text-properties officeooo:rsid="00440ec2"/>
    </style:style>
    <style:style style:name="MT10" style:family="text">
      <style:text-properties officeooo:rsid="002da2af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5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8" draw:name="Forme3" draw:style-name="Mgr3" draw:text-style-name="MP24" svg:x1="15.332cm" svg:y1="0.36cm" svg:x2="20.7cm" svg:y2="0.36cm"><text:p/></draw:line><text:span text:style-name="MT6">Con</text:span><text:span text:style-name="MT7">n</text:span><text:span text:style-name="MT8">aître les pyramides et les cônes</text:span></text:p>
      </style:header>
      <style:footer>
        <text:p text:style-name="MP26"><draw:frame draw:style-name="Mfr1" draw:name="Cadre1" text:anchor-type="paragraph" svg:y="-0.06cm" draw:z-index="11"><draw:text-box fo:min-height="0.499cm" fo:min-width="1cm"><draw:frame draw:style-name="Mfr2" draw:name="Cadre2" text:anchor-type="frame" svg:x="0.45cm" svg:y="0.079cm" svg:width="0.817cm" draw:z-index="14"><draw:text-box fo:min-height="0.355cm"><text:p text:style-name="MP27"><draw:g text:anchor-type="paragraph" draw:z-index="2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7</text:page-number></text:p></draw:text-box></draw:frame><text:p text:style-name="MP29"><text:span text:style-name="MT9">Espace</text:span> • <text:span text:style-name="MT10">D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2-14T10:22:57.855000000</dc:date>
    <meta:editing-duration>PT10H58M2S</meta:editing-duration>
    <meta:editing-cycles>102</meta:editing-cycles>
    <meta:generator>LibreOffice/7.2.1.2$Windows_X86_64 LibreOffice_project/87b77fad49947c1441b67c559c339af8f3517e22</meta:generator>
    <dc:subject>diviser</dc:subject>
    <dc:title>A3_3 série 1 </dc:title>
    <meta:document-statistic meta:table-count="2" meta:image-count="0" meta:object-count="0" meta:page-count="3" meta:paragraph-count="95" meta:word-count="589" meta:character-count="3280" meta:non-whitespace-character-count="2329"/>
  </office:meta>
</office:document-meta>
</file>